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text/xml" manifest:full-path="Object 11/styles.xml"/>
  <manifest:file-entry manifest:media-type="application/vnd.oasis.opendocument.graphics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application/rdf+xml" manifest:full-path="manifest.rdf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text/xml" manifest:full-path="Object 24/styles.xml"/>
  <manifest:file-entry manifest:media-type="application/vnd.oasis.opendocument.graphics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8.599cm" fo:margin-left="0cm" fo:margin-right="-0.009cm" table:align="margins"/>
    </style:style>
    <style:style style:name="Tabell1.A" style:family="table-column">
      <style:table-column-properties style:column-width="1.217cm" style:rel-column-width="690*"/>
    </style:style>
    <style:style style:name="Tabell1.B" style:family="table-column">
      <style:table-column-properties style:column-width="1.801cm" style:rel-column-width="1021*"/>
    </style:style>
    <style:style style:name="Tabell1.C" style:family="table-column">
      <style:table-column-properties style:column-width="1.713cm" style:rel-column-width="971*"/>
    </style:style>
    <style:style style:name="Tabell1.D" style:family="table-column">
      <style:table-column-properties style:column-width="2.071cm" style:rel-column-width="1174*"/>
    </style:style>
    <style:style style:name="Tabell1.E" style:family="table-column">
      <style:table-column-properties style:column-width="1.797cm" style:rel-column-width="1019*"/>
    </style:style>
    <style:style style:name="Tabell1.A1" style:family="table-cell">
      <style:table-cell-properties style:vertical-align="middle" fo:padding="0.097cm" fo:border="none"/>
    </style:style>
    <style:style style:name="Tabell1.C1" style:family="table-cell">
      <style:table-cell-properties style:vertical-align="bottom" fo:padding="0.097cm" fo:border="none"/>
    </style:style>
    <style:style style:name="Tabell1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ell1.C2" style:family="table-cell">
      <style:table-cell-properties fo:padding="0.097cm" fo:border-left="none" fo:border-right="none" fo:border-top="none" fo:border-bottom="0.002cm solid #000000"/>
    </style:style>
    <style:style style:name="Tabell1.B3" style:family="table-cell">
      <style:table-cell-properties fo:padding="0.097cm" fo:border-left="none" fo:border-right="0.002cm solid #000000" fo:border-top="none" fo:border-bottom="none"/>
    </style:style>
    <style:style style:name="Tabell1.C3" style:family="table-cell">
      <style:table-cell-properties fo:padding="0.097cm" fo:border="none"/>
    </style:style>
    <style:style style:name="Tabell1.C4" style:family="table-cell" style:data-style-name="N0">
      <style:table-cell-properties fo:padding="0.097cm" fo:border="none"/>
    </style:style>
    <style:style style:name="Tabell3" style:family="table">
      <style:table-properties style:width="8.599cm" fo:margin-left="0cm" fo:margin-right="-0.009cm" table:align="margins"/>
    </style:style>
    <style:style style:name="Tabell3.A" style:family="table-column">
      <style:table-column-properties style:column-width="1.217cm" style:rel-column-width="690*"/>
    </style:style>
    <style:style style:name="Tabell3.B" style:family="table-column">
      <style:table-column-properties style:column-width="1.801cm" style:rel-column-width="1021*"/>
    </style:style>
    <style:style style:name="Tabell3.C" style:family="table-column">
      <style:table-column-properties style:column-width="1.713cm" style:rel-column-width="971*"/>
    </style:style>
    <style:style style:name="Tabell3.D" style:family="table-column">
      <style:table-column-properties style:column-width="2.071cm" style:rel-column-width="1174*"/>
    </style:style>
    <style:style style:name="Tabell3.E" style:family="table-column">
      <style:table-column-properties style:column-width="1.797cm" style:rel-column-width="1019*"/>
    </style:style>
    <style:style style:name="Tabell3.A1" style:family="table-cell">
      <style:table-cell-properties style:vertical-align="middle" fo:padding="0.097cm" fo:border="none"/>
    </style:style>
    <style:style style:name="Tabell3.C1" style:family="table-cell">
      <style:table-cell-properties style:vertical-align="bottom" fo:padding="0.097cm" fo:border="none"/>
    </style:style>
    <style:style style:name="Tabell3.B2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ell3.C2" style:family="table-cell">
      <style:table-cell-properties fo:padding="0.097cm" fo:border-left="none" fo:border-right="none" fo:border-top="none" fo:border-bottom="0.002cm solid #000000"/>
    </style:style>
    <style:style style:name="Tabell3.B3" style:family="table-cell">
      <style:table-cell-properties fo:padding="0.097cm" fo:border-left="none" fo:border-right="0.002cm solid #000000" fo:border-top="none" fo:border-bottom="none"/>
    </style:style>
    <style:style style:name="Tabell3.C3" style:family="table-cell">
      <style:table-cell-properties fo:padding="0.097cm" fo:border="none"/>
    </style:style>
    <style:style style:name="Tabell3.C4" style:family="table-cell" style:data-style-name="N0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color="#000000" style:font-name="Courier New1" fo:font-size="12pt" style:font-name-asian="Consolas" style:font-size-asian="12pt" style:font-name-complex="Consolas" style:font-size-complex="12pt"/>
    </style:style>
    <style:style style:name="P4" style:family="paragraph" style:parent-style-name="Standard">
      <style:text-properties style:font-name="Courier New1" fo:font-size="12pt" style:font-size-asian="12pt" style:font-size-complex="12pt"/>
    </style:style>
    <style:style style:name="P5" style:family="paragraph" style:parent-style-name="Text_20_body">
      <style:paragraph-properties fo:text-align="end" style:justify-single-word="false"/>
      <style:text-properties style:text-position="0% 100%" style:font-name="Times New Roman1"/>
    </style:style>
    <style:style style:name="P6" style:family="paragraph" style:parent-style-name="Text_20_body">
      <style:paragraph-properties fo:text-align="start" style:justify-single-word="false"/>
      <style:text-properties style:text-position="0% 100%" style:font-name="Times New Roman1"/>
    </style:style>
    <style:style style:name="P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Heading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color="#ff3333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6666ff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3333" fo:font-weight="bold" style:font-weight-asian="bold" style:font-weight-complex="bold"/>
    </style:style>
    <style:style style:name="P20" style:family="paragraph" style:parent-style-name="Heading_20_2">
      <style:text-properties fo:font-weight="normal" style:font-weight-asian="normal" style:font-weight-complex="normal"/>
    </style:style>
    <style:style style:name="P21" style:family="paragraph" style:parent-style-name="Header">
      <style:paragraph-properties fo:text-align="end" style:justify-single-word="false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style:font-name="Times New Roman1"/>
    </style:style>
    <style:style style:name="T2" style:family="text">
      <style:text-properties style:text-position="-33% 58%" style:font-name="Times New Roman1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Times New Roman1"/>
    </style:style>
    <style:style style:name="T5" style:family="text">
      <style:text-properties style:text-position="0% 100%" style:font-name="Times New Roman1"/>
    </style:style>
    <style:style style:name="T6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9" style:family="text">
      <style:text-properties style:font-name="Times New Roman1"/>
    </style:style>
    <style:style style:name="T10" style:family="text">
      <style:text-properties fo:color="#000000" style:text-position="0% 100%" style:font-name="Times New Roman1" fo:font-style="normal" style:font-name-asian="Consolas" style:font-style-asian="normal" style:font-name-complex="Consolas" style:font-style-complex="normal"/>
    </style:style>
    <style:style style:name="T11" style:family="text">
      <style:text-properties fo:color="#000000" style:text-position="0% 100%" style:font-name="Times New Roman1" fo:font-style="normal" fo:font-weight="bold" style:font-name-asian="Consolas" style:font-style-asian="normal" style:font-weight-asian="bold" style:font-name-complex="Consolas" style:font-style-complex="normal" style:font-weight-complex="bold"/>
    </style:style>
    <style:style style:name="T12" style:family="text">
      <style:text-properties fo:color="#000000" style:text-position="0% 100%" style:font-name="Times New Roman1" fo:font-style="normal" style:font-name-asian="Consolas" style:font-style-asian="normal" style:font-name-complex="Consolas" style:font-style-complex="normal"/>
    </style:style>
    <style:style style:name="T13" style:family="text">
      <style:text-properties fo:color="#000000" style:text-position="0% 100%" style:font-name="Times New Roman1" fo:font-style="normal" fo:font-weight="bold" style:font-name-asian="Consolas" style:font-style-asian="normal" style:font-weight-asian="bold" style:font-name-complex="Consolas" style:font-style-complex="normal" style:font-weight-complex="bold"/>
    </style:style>
    <style:style style:name="T14" style:family="text">
      <style:text-properties fo:color="#000000" style:text-position="0% 100%" style:font-name="Times New Roman1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5" style:family="text">
      <style:text-properties fo:color="#000000" style:text-position="0% 100%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16" style:family="text">
      <style:text-properties fo:color="#000000" style:text-position="0% 100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7" style:family="text">
      <style:text-properties fo:color="#000000" style:text-position="-33% 58%" style:font-name="Times New Roman1" fo:font-style="normal" style:font-name-asian="Consolas" style:font-style-asian="normal" style:font-name-complex="Consolas" style:font-style-complex="normal"/>
    </style:style>
    <style:style style:name="T18" style:family="text">
      <style:text-properties fo:color="#000000" style:text-position="-33% 58%" style:font-name="Times New Roman1" fo:font-style="normal" fo:font-weight="bold" style:font-name-asian="Consolas" style:font-style-asian="normal" style:font-weight-asian="bold" style:font-name-complex="Consolas" style:font-style-complex="normal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zxx" fo:country="none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3" style:family="graphic" style:parent-style-name="Frame">
      <style:graphic-properties style:vertical-pos="top" style:vertical-rel="paragraph" style:horizontal-pos="center" style:horizontal-rel="paragraph" fo:padding="0.15cm" fo:border="none"/>
    </style:style>
    <style:style style:name="fr4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5" style:family="graphic" style:parent-style-name="Formula">
      <style:graphic-properties style:vertical-pos="middle" style:vertical-rel="text" draw:ole-draw-aspect="1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OLE">
      <style:graphic-properties style:run-through="background" style:wrap="run-through" style:number-wrapped-paragraphs="no-limit" style:vertical-pos="top" style:vertical-rel="paragraph" style:horizontal-pos="center" style:horizontal-rel="paragraph" draw:ole-draw-aspect="1"/>
    </style:style>
    <style:style style:name="fr8" style:family="graphic" style:parent-style-name="Formula">
      <style:graphic-properties style:vertical-pos="middle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i" text:start-value="1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ubject>Mathematical treatise</text:subject>: <text:title>Angular-axis slerp towards new y-normal</text:title></text:p>
      <text:p text:style-name="P1">by Dan Andersson</text:p>
      <text:p text:style-name="P7"><draw:frame draw:style-name="fr4" draw:name="Objekt1" text:anchor-type="paragraph" svg:y="0.169cm" svg:width="11.67cm" svg:height="8.423cm" draw:z-index="2"><draw:object xlink:href="./Object 1" xlink:type="simple" xlink:show="embed" xlink:actuate="onLoad"/><draw:image xlink:href="./ObjectReplacements/Object 1" xlink:type="simple" xlink:show="embed" xlink:actuate="onLoad"/><svg:desc>OLE-objekt</svg:desc></draw:frame></text:p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Contents_20_Heading">Innehållsförteckning</text:p>
          </text:index-title>
          <text:p text:style-name="P23">Rotation θx:<text:tab/>2</text:p>
          <text:p text:style-name="P24">Pseudo code<text:tab/>2</text:p>
          <text:p text:style-name="P23">Rotation θy:<text:tab/>3</text:p>
          <text:p text:style-name="P24">Pseudo code<text:tab/>3</text:p>
          <text:p text:style-name="P23">Rotation θz:<text:tab/>4</text:p>
          <text:p text:style-name="P24">Pseudo code<text:tab/>4</text:p>
          <text:p text:style-name="P23">Summary<text:tab/>5</text:p>
          <text:p text:style-name="P24">Pseudo code<text:tab/>5</text:p>
        </text:index-body>
      </text:table-of-content>
      <text:p text:style-name="P1"/>
      <text:h text:style-name="P12" text:outline-level="1">Rotation <text:span text:style-name="T1">θ</text:span><text:span text:style-name="T2">x</text:span><text:span text:style-name="T4">:</text:span></text:h>
      <text:p text:style-name="P5"><draw:frame draw:style-name="fr1" draw:name="Ram1" text:anchor-type="paragraph" svg:x="0.048cm" svg:y="8.675cm" svg:width="8.59cm" draw:z-index="3"><draw:text-box fo:min-height="4.098cm"><table:table table:name="Tabell1" table:style-name="Tabell1"><table:table-column table:style-name="Tabell1.A"/><table:table-column table:style-name="Tabell1.B"/><table:table-column table:style-name="Tabell1.C"/><table:table-column table:style-name="Tabell1.D"/><table:table-column table:style-name="Tabell1.E"/><table:table-row><table:table-cell table:style-name="Tabell1.A1" table:number-columns-spanned="2" office:value-type="string"><text:p text:style-name="P15"/></table:table-cell><table:covered-table-cell/><table:table-cell table:style-name="Tabell1.C1" table:number-columns-spanned="3" office:value-type="string"><text:p text:style-name="P15"><draw:frame draw:style-name="fr5" draw:name="Objekt6" text:anchor-type="as-char" svg:width="0.591cm" svg:height="0.533cm" draw:z-index="12"><draw:object xlink:href="./Object 6" xlink:type="simple" xlink:show="embed" xlink:actuate="onLoad"/><draw:image xlink:href="./ObjectReplacements/Object 6" xlink:type="simple" xlink:show="embed" xlink:actuate="onLoad"/></draw:frame></text:p></table:table-cell><table:covered-table-cell/><table:covered-table-cell/></table:table-row><table:table-row><table:table-cell table:style-name="Tabell1.C1" office:value-type="string"><text:p text:style-name="P15"/></table:table-cell><table:table-cell table:style-name="Tabell1.B2" office:value-type="string"><text:p text:style-name="P15"><draw:frame draw:style-name="fr8" draw:name="Objekt10" text:anchor-type="as-char" svg:width="1.042cm" svg:height="0.531cm" draw:z-index="16"><draw:object xlink:href="./Object 10" xlink:type="simple" xlink:show="embed" xlink:actuate="onLoad"/><draw:image xlink:href="./ObjectReplacements/Object 10" xlink:type="simple" xlink:show="embed" xlink:actuate="onLoad"/><svg:desc>formel</svg:desc></draw:frame></text:p></table:table-cell><table:table-cell table:style-name="Tabell1.C2" office:value-type="string"><text:p text:style-name="P15"><draw:frame draw:style-name="fr5" draw:name="Objekt7" text:anchor-type="as-char" svg:width="0.797cm" svg:height="0.469cm" draw:z-index="13"><draw:object xlink:href="./Object 7" xlink:type="simple" xlink:show="embed" xlink:actuate="onLoad"/><draw:image xlink:href="./ObjectReplacements/Object 7" xlink:type="simple" xlink:show="embed" xlink:actuate="onLoad"/></draw:frame></text:p></table:table-cell><table:table-cell table:style-name="Tabell1.C2" office:value-type="string"><text:p text:style-name="P15"><draw:frame draw:style-name="fr5" draw:name="Objekt23" text:anchor-type="as-char" svg:width="0.797cm" svg:height="0.469cm" draw:z-index="14"><draw:object xlink:href="./Object 23" xlink:type="simple" xlink:show="embed" xlink:actuate="onLoad"/><draw:image xlink:href="./ObjectReplacements/Object 23" xlink:type="simple" xlink:show="embed" xlink:actuate="onLoad"/></draw:frame></text:p></table:table-cell><table:table-cell table:style-name="Tabell1.C2" office:value-type="string"><text:p text:style-name="P15"><draw:frame draw:style-name="fr5" draw:name="Objekt8" text:anchor-type="as-char" svg:width="0.797cm" svg:height="0.469cm" draw:z-index="15"><draw:object xlink:href="./Object 8" xlink:type="simple" xlink:show="embed" xlink:actuate="onLoad"/><draw:image xlink:href="./ObjectReplacements/Object 8" xlink:type="simple" xlink:show="embed" xlink:actuate="onLoad"/></draw:frame></text:p></table:table-cell></table:table-row><table:table-row><table:table-cell table:style-name="Tabell1.A1" table:number-rows-spanned="3" office:value-type="string"><text:p text:style-name="P13"><text:span text:style-name="T3"><draw:frame draw:style-name="fr5" draw:name="Objekt4" text:anchor-type="as-char" svg:width="0.566cm" svg:height="0.533cm" draw:z-index="9"><draw:object xlink:href="./Object 4" xlink:type="simple" xlink:show="embed" xlink:actuate="onLoad"/><draw:image xlink:href="./ObjectReplacements/Object 4" xlink:type="simple" xlink:show="embed" xlink:actuate="onLoad"/></draw:frame></text:span></text:p></table:table-cell><table:table-cell table:style-name="Tabell1.B3" office:value-type="string"><text:p text:style-name="P2"><text:span text:style-name="T8"><draw:frame draw:style-name="fr5" draw:name="Objekt5" text:anchor-type="as-char" svg:width="0.797cm" svg:height="0.469cm" draw:z-index="6"><draw:object xlink:href="./Object 5" xlink:type="simple" xlink:show="embed" xlink:actuate="onLoad"/><draw:image xlink:href="./ObjectReplacements/Object 5" xlink:type="simple" xlink:show="embed" xlink:actuate="onLoad"/></draw:frame></text:span></text:p></table:table-cell><table:table-cell table:style-name="Tabell1.C3" office:value-type="string"><text:p text:style-name="P17"><text:span text:style-name="T1">β</text:span></text:p></table:table-cell><table:table-cell table:style-name="Tabell1.C3" office:value-type="string"><text:p text:style-name="P18"><text:span text:style-name="T1">π/2</text:span></text:p></table:table-cell><table:table-cell table:style-name="Tabell1.C3" office:value-type="string"><text:p text:style-name="P16"><text:span text:style-name="T1">α</text:span></text:p></table:table-cell></table:table-row><table:table-row><table:covered-table-cell/><table:table-cell table:style-name="Tabell1.B3" office:value-type="string"><text:p text:style-name="P2"><draw:frame draw:style-name="fr5" draw:name="Objekt22" text:anchor-type="as-char" svg:width="0.797cm" svg:height="0.469cm" draw:z-index="7"><draw:object xlink:href="./Object 22" xlink:type="simple" xlink:show="embed" xlink:actuate="onLoad"/><draw:image xlink:href="./ObjectReplacements/Object 22" xlink:type="simple" xlink:show="embed" xlink:actuate="onLoad"/></draw:frame></text:p></table:table-cell><table:table-cell table:style-name="Tabell1.C4" office:value-type="float" office:value="0"><text:p text:style-name="P18">0</text:p></table:table-cell><table:table-cell table:style-name="Tabell1.C4" office:value-type="float" office:value="0"><text:p text:style-name="P18">0</text:p></table:table-cell><table:table-cell table:style-name="Tabell1.C4" office:value-type="float" office:value="0"><text:p text:style-name="P18">0</text:p></table:table-cell></table:table-row><table:table-row><table:covered-table-cell/><table:table-cell table:style-name="Tabell1.B3" office:value-type="string"><text:p text:style-name="P14"><draw:frame draw:style-name="fr5" draw:name="Objekt3" text:anchor-type="as-char" svg:width="0.797cm" svg:height="0.467cm" draw:z-index="8"><draw:object xlink:href="./Object 3" xlink:type="simple" xlink:show="embed" xlink:actuate="onLoad"/><draw:image xlink:href="./ObjectReplacements/Object 3" xlink:type="simple" xlink:show="embed" xlink:actuate="onLoad"/></draw:frame></text:p></table:table-cell><table:table-cell table:style-name="Tabell1.C3" office:value-type="string"><text:p text:style-name="P17"><text:span text:style-name="T1">γ</text:span></text:p></table:table-cell><table:table-cell table:style-name="Tabell1.C3" office:value-type="string"><text:p text:style-name="P18"><text:span text:style-name="T1">π/2</text:span></text:p></table:table-cell><table:table-cell table:style-name="Tabell1.C3" office:value-type="string"><text:p text:style-name="P19"><text:span text:style-name="T1">δ</text:span></text:p></table:table-cell></table:table-row></table:table><text:p text:style-name="Frame_20_contents"/></draw:text-box></draw:frame><draw:frame draw:style-name="fr3" draw:name="Ram9" text:anchor-type="paragraph" svg:width="14.536cm" draw:z-index="0"><draw:text-box fo:min-height="10.142cm"><text:p text:style-name="P11"><draw:frame draw:style-name="fr7" draw:name="Objekt2" text:anchor-type="paragraph" svg:width="14.099cm" svg:height="9.999cm" draw:z-index="1"><draw:object xlink:href="./Object 2" xlink:type="simple" xlink:show="embed" xlink:actuate="onLoad"/><draw:image xlink:href="./ObjectReplacements/Object 2" xlink:type="simple" xlink:show="embed" xlink:actuate="onLoad"/><svg:desc>OLE-objekt</svg:desc></draw:frame> </text:p></draw:text-box></draw:frame><text:span text:style-name="T1"/></text:p>
      <text:p text:style-name="P5"><text:span text:style-name="T1"/></text:p>
      <text:p text:style-name="P6"><text:span text:style-name="T1"/></text:p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draw:frame draw:style-name="fr2" draw:name="Ram5" text:anchor-type="paragraph" svg:x="8.636cm" svg:y="0.75cm" svg:width="8.384cm" draw:z-index="10"><draw:text-box fo:min-height="0.801cm"><text:p text:style-name="P6"><text:span text:style-name="T1">The colored arrows is 4 cases of</text:span><text:span text:style-name="T1"><draw:frame draw:style-name="fr5" draw:name="Objekt20" text:anchor-type="as-char" svg:width="2.411cm" svg:height="0.591cm" draw:z-index="11"><draw:object xlink:href="./Object 20" xlink:type="simple" xlink:show="embed" xlink:actuate="onLoad"/><draw:image xlink:href="./ObjectReplacements/Object 20" xlink:type="simple" xlink:show="embed" xlink:actuate="onLoad"/><svg:desc>formel</svg:desc></draw:frame></text:span></text:p></draw:text-box></draw:frame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draw:frame draw:style-name="fr2" draw:name="Ram2" text:anchor-type="paragraph" svg:x="0.048cm" svg:y="0.605cm" svg:width="16.708cm" draw:z-index="4"><draw:text-box fo:min-height="2.508cm"><text:p text:style-name="P11"><draw:frame draw:style-name="fr6" draw:name="Objekt9" text:anchor-type="as-char" svg:y="-1.358cm" svg:width="12.425cm" svg:height="2.508cm" draw:z-index="5"><draw:object xlink:href="./Object 9" xlink:type="simple" xlink:show="embed" xlink:actuate="onLoad"/><draw:image xlink:href="./ObjectReplacements/Object 9" xlink:type="simple" xlink:show="embed" xlink:actuate="onLoad"/></draw:frame> </text:p></draw:text-box></draw:frame><text:span text:style-name="T1"/></text:h>
      <text:h text:style-name="Heading_20_2" text:outline-level="2"><text:span text:style-name="T1"/></text:h>
      <text:h text:style-name="Heading_20_2" text:outline-level="2"><text:span text:style-name="T1">Pseudo code</text:span></text:h>
      <text:p text:style-name="P3"><text:span text:style-name="T7">Vec d, u</text:span><text:span text:style-name="T6"> = û * RotationMatrix( start );</text:span></text:p>
      <text:p text:style-name="P3"><text:span text:style-name="T7">if( u.y == 0 ) d.x = π / 2;</text:span></text:p>
      <text:p text:style-name="P3"><text:span text:style-name="T7">else</text:span></text:p>
      <text:p text:style-name="P3"><text:span text:style-name="T7">{</text:span></text:p>
      <text:p text:style-name="P3"><text:span text:style-name="T7"><text:s text:c="2"/>d.x = arctan( u.z / u.y );</text:span></text:p>
      <text:p text:style-name="P3"><text:span text:style-name="T7"><text:s text:c="2"/>if( u.y &lt; 0 )</text:span></text:p>
      <text:p text:style-name="P3"><text:span text:style-name="T7"><text:s text:c="2"/>{</text:span></text:p>
      <text:p text:style-name="P4"><text:span text:style-name="T16"><text:s text:c="4"/></text:span><text:span text:style-name="T15">if( </text:span><text:span text:style-name="T16">u.z</text:span><text:span text:style-name="T15"> &gt;= 0 )</text:span><text:span text:style-name="T16"> d.x += </text:span><text:span text:style-name="T7">π</text:span><text:span text:style-name="T15">;</text:span></text:p>
      <text:p text:style-name="P4"><text:span text:style-name="T15"><text:s text:c="4"/>else d</text:span><text:span text:style-name="T16">.x -= π</text:span><text:span text:style-name="T15">;</text:span></text:p>
      <text:p text:style-name="P4"><text:span text:style-name="T16"><text:s text:c="2"/>}</text:span></text:p>
      <text:p text:style-name="P4"><text:span text:style-name="T16">}</text:span></text:p>
      <text:h text:style-name="P12" text:outline-level="1">Rotation <text:span text:style-name="T1">θ</text:span><text:span text:style-name="T2">y</text:span><text:span text:style-name="T4">:</text:span></text:h>
      <text:p text:style-name="P5"><draw:frame draw:style-name="fr3" draw:name="Ram3" text:anchor-type="paragraph" svg:width="14.536cm" draw:z-index="33"><draw:text-box fo:min-height="10.142cm"><text:p text:style-name="P11"><draw:frame draw:style-name="fr7" draw:name="Objekt11" text:anchor-type="paragraph" svg:width="14.099cm" svg:height="9.998cm" draw:z-index="34"><draw:object xlink:href="./Object 11" xlink:type="simple" xlink:show="embed" xlink:actuate="onLoad"/><draw:image xlink:href="./ObjectReplacements/Object 11" xlink:type="simple" xlink:show="embed" xlink:actuate="onLoad"/><svg:desc>OLE-objekt</svg:desc></draw:frame> </text:p></draw:text-box></draw:frame><text:span text:style-name="T1"/></text:p>
      <text:p text:style-name="P5"><text:span text:style-name="T1"/></text:p>
      <text:p text:style-name="P6"><text:span text:style-name="T1"/></text:p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draw:frame draw:style-name="fr2" draw:name="Ram12" text:anchor-type="paragraph" svg:x="8.636cm" svg:y="0.884cm" svg:width="8.357cm" draw:z-index="35"><draw:text-box fo:min-height="1.076cm"><text:p text:style-name="P6"><text:span text:style-name="T1">The colored arrows is 4 cases of</text:span><text:span text:style-name="T1"><draw:frame draw:style-name="fr5" draw:name="Objekt37" text:anchor-type="as-char" svg:width="2.439cm" svg:height="0.593cm" draw:z-index="36"><draw:object xlink:href="./Object 37" xlink:type="simple" xlink:show="embed" xlink:actuate="onLoad"/><draw:image xlink:href="./ObjectReplacements/Object 37" xlink:type="simple" xlink:show="embed" xlink:actuate="onLoad"/><svg:desc>formel</svg:desc></draw:frame></text:span></text:p></draw:text-box></draw:frame><text:span text:style-name="T1"/></text:h>
      <text:h text:style-name="Heading_20_2" text:outline-level="2"><text:span text:style-name="T1"/></text:h>
      <text:p text:style-name="P6"><text:span text:style-name="T4">This is a special case where</text:span><text:span text:style-name="T4"><draw:frame draw:style-name="fr5" draw:name="Objekt12" text:anchor-type="as-char" svg:width="2.09cm" svg:height="0.593cm" draw:z-index="37"><draw:object xlink:href="./Object 12" xlink:type="simple" xlink:show="embed" xlink:actuate="onLoad"/><draw:image xlink:href="./ObjectReplacements/Object 12" xlink:type="simple" xlink:show="embed" xlink:actuate="onLoad"/><svg:desc>formel</svg:desc></draw:frame></text:span></text:p>
      <text:h text:style-name="Heading_20_2" text:outline-level="2"><text:span text:style-name="T1"/></text:h>
      <text:h text:style-name="Heading_20_2" text:outline-level="2"><text:span text:style-name="T1">Pseudo code</text:span></text:h>
      <text:p text:style-name="P4"><text:span text:style-name="T14"/></text:p>
      <text:h text:style-name="P12" text:outline-level="1">Rotation <text:span text:style-name="T1">θ</text:span><text:span text:style-name="T2">z</text:span><text:span text:style-name="T4">:</text:span></text:h>
      <text:p text:style-name="P5"><draw:frame draw:style-name="fr3" draw:name="Ram6" text:anchor-type="paragraph" svg:width="14.536cm" draw:z-index="17"><draw:text-box fo:min-height="10.142cm"><text:p text:style-name="P11"><draw:frame draw:style-name="fr7" draw:name="Objekt24" text:anchor-type="paragraph" svg:width="14.099cm" svg:height="9.998cm" draw:z-index="18"><draw:object xlink:href="./Object 24" xlink:type="simple" xlink:show="embed" xlink:actuate="onLoad"/><draw:image xlink:href="./ObjectReplacements/Object 24" xlink:type="simple" xlink:show="embed" xlink:actuate="onLoad"/><svg:desc>OLE-objekt</svg:desc></draw:frame> </text:p></draw:text-box></draw:frame><draw:frame draw:style-name="fr1" draw:name="Ram7" text:anchor-type="paragraph" svg:x="0.048cm" svg:y="8.675cm" svg:width="8.59cm" draw:z-index="19"><draw:text-box fo:min-height="4.098cm"><table:table table:name="Tabell3" table:style-name="Tabell3"><table:table-column table:style-name="Tabell3.A"/><table:table-column table:style-name="Tabell3.B"/><table:table-column table:style-name="Tabell3.C"/><table:table-column table:style-name="Tabell3.D"/><table:table-column table:style-name="Tabell3.E"/><table:table-row><table:table-cell table:style-name="Tabell3.A1" table:number-columns-spanned="2" office:value-type="string"><text:p text:style-name="P15"/></table:table-cell><table:covered-table-cell/><table:table-cell table:style-name="Tabell3.C1" table:number-columns-spanned="3" office:value-type="string"><text:p text:style-name="P15"><draw:frame draw:style-name="fr5" draw:name="Objekt26" text:anchor-type="as-char" svg:width="0.591cm" svg:height="0.533cm" draw:z-index="20"><draw:object xlink:href="./Object 26" xlink:type="simple" xlink:show="embed" xlink:actuate="onLoad"/><draw:image xlink:href="./ObjectReplacements/Object 26" xlink:type="simple" xlink:show="embed" xlink:actuate="onLoad"/><svg:desc>formel</svg:desc></draw:frame></text:p></table:table-cell><table:covered-table-cell/><table:covered-table-cell/></table:table-row><table:table-row><table:table-cell table:style-name="Tabell3.C1" office:value-type="string"><text:p text:style-name="P15"/></table:table-cell><table:table-cell table:style-name="Tabell3.B2" office:value-type="string"><text:p text:style-name="P15"><draw:frame draw:style-name="fr8" draw:name="Objekt27" text:anchor-type="as-char" svg:width="1.032cm" svg:height="0.533cm" draw:z-index="21"><draw:object xlink:href="./Object 27" xlink:type="simple" xlink:show="embed" xlink:actuate="onLoad"/><draw:image xlink:href="./ObjectReplacements/Object 27" xlink:type="simple" xlink:show="embed" xlink:actuate="onLoad"/><svg:desc>formel</svg:desc></draw:frame></text:p></table:table-cell><table:table-cell table:style-name="Tabell3.C2" office:value-type="string"><text:p text:style-name="P15"><draw:frame draw:style-name="fr5" draw:name="Objekt28" text:anchor-type="as-char" svg:width="0.797cm" svg:height="0.469cm" draw:z-index="22"><draw:object xlink:href="./Object 28" xlink:type="simple" xlink:show="embed" xlink:actuate="onLoad"/><draw:image xlink:href="./ObjectReplacements/Object 28" xlink:type="simple" xlink:show="embed" xlink:actuate="onLoad"/><svg:desc>formel</svg:desc></draw:frame></text:p></table:table-cell><table:table-cell table:style-name="Tabell3.C2" office:value-type="string"><text:p text:style-name="P15"><draw:frame draw:style-name="fr5" draw:name="Objekt29" text:anchor-type="as-char" svg:width="0.797cm" svg:height="0.469cm" draw:z-index="23"><draw:object xlink:href="./Object 29" xlink:type="simple" xlink:show="embed" xlink:actuate="onLoad"/><draw:image xlink:href="./ObjectReplacements/Object 29" xlink:type="simple" xlink:show="embed" xlink:actuate="onLoad"/><svg:desc>formel</svg:desc></draw:frame></text:p></table:table-cell><table:table-cell table:style-name="Tabell3.C2" office:value-type="string"><text:p text:style-name="P15"><draw:frame draw:style-name="fr5" draw:name="Objekt30" text:anchor-type="as-char" svg:width="0.797cm" svg:height="0.469cm" draw:z-index="24"><draw:object xlink:href="./Object 30" xlink:type="simple" xlink:show="embed" xlink:actuate="onLoad"/><draw:image xlink:href="./ObjectReplacements/Object 30" xlink:type="simple" xlink:show="embed" xlink:actuate="onLoad"/><svg:desc>formel</svg:desc></draw:frame></text:p></table:table-cell></table:table-row><table:table-row><table:table-cell table:style-name="Tabell3.A1" table:number-rows-spanned="3" office:value-type="string"><text:p text:style-name="P13"><text:span text:style-name="T3"><draw:frame draw:style-name="fr5" draw:name="Objekt31" text:anchor-type="as-char" svg:width="0.58cm" svg:height="0.533cm" draw:z-index="25"><draw:object xlink:href="./Object 31" xlink:type="simple" xlink:show="embed" xlink:actuate="onLoad"/><draw:image xlink:href="./ObjectReplacements/Object 31" xlink:type="simple" xlink:show="embed" xlink:actuate="onLoad"/><svg:desc>formel</svg:desc></draw:frame></text:span></text:p></table:table-cell><table:table-cell table:style-name="Tabell3.B3" office:value-type="string"><text:p text:style-name="P2"><text:span text:style-name="T8"><draw:frame draw:style-name="fr5" draw:name="Objekt32" text:anchor-type="as-char" svg:width="0.797cm" svg:height="0.469cm" draw:z-index="26"><draw:object xlink:href="./Object 32" xlink:type="simple" xlink:show="embed" xlink:actuate="onLoad"/><draw:image xlink:href="./ObjectReplacements/Object 32" xlink:type="simple" xlink:show="embed" xlink:actuate="onLoad"/><svg:desc>formel</svg:desc></draw:frame></text:span></text:p></table:table-cell><table:table-cell table:style-name="Tabell3.C3" office:value-type="string"><text:p text:style-name="P17"><text:span text:style-name="T1">γ</text:span></text:p></table:table-cell><table:table-cell table:style-name="Tabell3.C3" office:value-type="string"><text:p text:style-name="P18"><text:span text:style-name="T1">π/2</text:span></text:p></table:table-cell><table:table-cell table:style-name="Tabell3.C3" office:value-type="string"><text:p text:style-name="P16"><text:span text:style-name="T1">δ</text:span></text:p></table:table-cell></table:table-row><table:table-row><table:covered-table-cell/><table:table-cell table:style-name="Tabell3.B3" office:value-type="string"><text:p text:style-name="P2"><draw:frame draw:style-name="fr5" draw:name="Objekt33" text:anchor-type="as-char" svg:width="0.797cm" svg:height="0.469cm" draw:z-index="27"><draw:object xlink:href="./Object 33" xlink:type="simple" xlink:show="embed" xlink:actuate="onLoad"/><draw:image xlink:href="./ObjectReplacements/Object 33" xlink:type="simple" xlink:show="embed" xlink:actuate="onLoad"/><svg:desc>formel</svg:desc></draw:frame></text:p></table:table-cell><table:table-cell table:style-name="Tabell3.C4" office:value-type="float" office:value="0"><text:p text:style-name="P18">0</text:p></table:table-cell><table:table-cell table:style-name="Tabell3.C4" office:value-type="float" office:value="0"><text:p text:style-name="P18">0</text:p></table:table-cell><table:table-cell table:style-name="Tabell3.C4" office:value-type="float" office:value="0"><text:p text:style-name="P18">0</text:p></table:table-cell></table:table-row><table:table-row><table:covered-table-cell/><table:table-cell table:style-name="Tabell3.B3" office:value-type="string"><text:p text:style-name="P14"><draw:frame draw:style-name="fr5" draw:name="Objekt34" text:anchor-type="as-char" svg:width="0.797cm" svg:height="0.467cm" draw:z-index="28"><draw:object xlink:href="./Object 34" xlink:type="simple" xlink:show="embed" xlink:actuate="onLoad"/><draw:image xlink:href="./ObjectReplacements/Object 34" xlink:type="simple" xlink:show="embed" xlink:actuate="onLoad"/><svg:desc>formel</svg:desc></draw:frame></text:p></table:table-cell><table:table-cell table:style-name="Tabell3.C3" office:value-type="string"><text:p text:style-name="P17"><text:span text:style-name="T1">β</text:span></text:p></table:table-cell><table:table-cell table:style-name="Tabell3.C3" office:value-type="string"><text:p text:style-name="P18"><text:span text:style-name="T1">π/2</text:span></text:p></table:table-cell><table:table-cell table:style-name="Tabell3.C3" office:value-type="string"><text:p text:style-name="P19"><text:span text:style-name="T1">α</text:span></text:p></table:table-cell></table:table-row></table:table><text:p text:style-name="Frame_20_contents"/></draw:text-box></draw:frame><text:span text:style-name="T1"/></text:p>
      <text:p text:style-name="P5"><text:span text:style-name="T1"/></text:p>
      <text:p text:style-name="P6"><text:span text:style-name="T1"/></text:p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draw:frame draw:style-name="fr2" draw:name="Ram10" text:anchor-type="paragraph" svg:x="8.636cm" svg:y="0.75cm" svg:width="8.384cm" draw:z-index="31"><draw:text-box fo:min-height="0.801cm"><text:p text:style-name="P6"><text:span text:style-name="T1">The colored arrows is 4 cases of</text:span><text:span text:style-name="T1"><draw:frame draw:style-name="fr5" draw:name="Objekt36" text:anchor-type="as-char" svg:width="2.388cm" svg:height="0.593cm" draw:z-index="32"><draw:object xlink:href="./Object 36" xlink:type="simple" xlink:show="embed" xlink:actuate="onLoad"/><draw:image xlink:href="./ObjectReplacements/Object 36" xlink:type="simple" xlink:show="embed" xlink:actuate="onLoad"/><svg:desc>formel</svg:desc></draw:frame></text:span></text:p></draw:text-box></draw:frame><text:span text:style-name="T1"/></text:h>
      <text:h text:style-name="Heading_20_2" text:outline-level="2"><text:span text:style-name="T1"/></text:h>
      <text:h text:style-name="Heading_20_2" text:outline-level="2"><text:span text:style-name="T1"/></text:h>
      <text:h text:style-name="Heading_20_2" text:outline-level="2"><draw:frame draw:style-name="fr2" draw:name="Ram8" text:anchor-type="paragraph" svg:x="0.048cm" svg:y="0.605cm" svg:width="16.708cm" draw:z-index="29"><draw:text-box fo:min-height="2.508cm"><text:p text:style-name="P11"><draw:frame draw:style-name="fr6" draw:name="Objekt35" text:anchor-type="as-char" svg:y="-1.358cm" svg:width="12.492cm" svg:height="2.517cm" draw:z-index="30"><draw:object xlink:href="./Object 35" xlink:type="simple" xlink:show="embed" xlink:actuate="onLoad"/><draw:image xlink:href="./ObjectReplacements/Object 35" xlink:type="simple" xlink:show="embed" xlink:actuate="onLoad"/><svg:desc>formel</svg:desc></draw:frame> </text:p></draw:text-box></draw:frame><text:span text:style-name="T1"/></text:h>
      <text:h text:style-name="Heading_20_2" text:outline-level="2"><text:span text:style-name="T1"/></text:h>
      <text:h text:style-name="Heading_20_2" text:outline-level="2"><text:span text:style-name="T1">Pseudo code</text:span></text:h>
      <text:p text:style-name="P3"><text:span text:style-name="T7">Vec d, u</text:span><text:span text:style-name="T6"> = û * RotationMatrix( start );</text:span></text:p>
      <text:p text:style-name="P3"><text:span text:style-name="T7">if( u.y == 0 ) d.z = π / 2;</text:span></text:p>
      <text:p text:style-name="P3"><text:span text:style-name="T7">else</text:span></text:p>
      <text:p text:style-name="P3"><text:span text:style-name="T7">{</text:span></text:p>
      <text:p text:style-name="P3"><text:span text:style-name="T7"><text:s text:c="2"/>d.z = arctan( u.x / u.y );</text:span></text:p>
      <text:p text:style-name="P3"><text:span text:style-name="T7"><text:s text:c="2"/>if( u.y &lt; 0 )</text:span></text:p>
      <text:p text:style-name="P3"><text:span text:style-name="T7"><text:s text:c="2"/>{</text:span></text:p>
      <text:p text:style-name="P4"><text:span text:style-name="T16"><text:s text:c="4"/></text:span><text:span text:style-name="T15">if( </text:span><text:span text:style-name="T16">u.x</text:span><text:span text:style-name="T15"> &gt; 0 )</text:span><text:span text:style-name="T16"> d.z += </text:span><text:span text:style-name="T7">π</text:span><text:span text:style-name="T15">;</text:span></text:p>
      <text:p text:style-name="P4"><text:span text:style-name="T15"><text:s text:c="4"/>else d</text:span><text:span text:style-name="T16">.z -= π</text:span><text:span text:style-name="T15">;</text:span></text:p>
      <text:p text:style-name="P4"><text:span text:style-name="T16"><text:s text:c="2"/>}</text:span></text:p>
      <text:p text:style-name="P4"><text:span text:style-name="T16">}</text:span></text:p>
      <text:h text:style-name="P12" text:outline-level="1"><text:span text:style-name="T11">Summary</text:span></text:h>
      <text:p text:style-name="P8"><text:span text:style-name="T10">Combining the </text:span><text:span text:style-name="T10">θ</text:span><text:span text:style-name="T17">x</text:span><text:span text:style-name="T10">, θ</text:span><text:span text:style-name="T17">y</text:span><text:span text:style-name="T10"> and θ</text:span><text:span text:style-name="T17">z </text:span><text:span text:style-name="T10">into a delta angular axis onto which we can interpolate the starting angular axis towards in a pseudo code.</text:span></text:p>
      <text:h text:style-name="P20" text:outline-level="2"><text:span text:style-name="T1">Pseudo code</text:span></text:h>
      <text:p text:style-name="P4"><text:span text:style-name="T16">Vec3 u</text:span><text:span text:style-name="T15"> = û * RotationMatrix( start );</text:span></text:p>
      <text:p text:style-name="P4"><text:span text:style-name="T16">Vec3 d</text:span><text:span text:style-name="T15">;</text:span></text:p>
      <text:p text:style-name="P3"><text:span text:style-name="T6"/></text:p>
      <text:p text:style-name="P3"><text:span text:style-name="T7">d.y = 0;</text:span></text:p>
      <text:p text:style-name="P3"><text:span text:style-name="T6"/></text:p>
      <text:p text:style-name="P3"><text:span text:style-name="T7">if( u.y == 0 )</text:span></text:p>
      <text:p text:style-name="P3"><text:span text:style-name="T7">{</text:span></text:p>
      <text:p text:style-name="P3"><text:span text:style-name="T7"><text:s text:c="2"/>d.x = π / 2;</text:span></text:p>
      <text:p text:style-name="P3"><text:span text:style-name="T7"><text:s text:c="2"/>d.z = π / 2;</text:span></text:p>
      <text:p text:style-name="P3"><text:span text:style-name="T7">}</text:span></text:p>
      <text:p text:style-name="P3"><text:span text:style-name="T7">else</text:span></text:p>
      <text:p text:style-name="P3"><text:span text:style-name="T7">{</text:span></text:p>
      <text:p text:style-name="P3"><text:span text:style-name="T7"><text:s text:c="2"/>d.x = arctan( u.z / u.y );</text:span></text:p>
      <text:p text:style-name="P3"><text:span text:style-name="T7"><text:s text:c="2"/>d.z = arctan( u.x / u.y );</text:span></text:p>
      <text:p text:style-name="P3"><text:span text:style-name="T7"/></text:p>
      <text:p text:style-name="P3"><text:span text:style-name="T7"><text:s text:c="2"/>if( u.y &lt; 0 )</text:span></text:p>
      <text:p text:style-name="P3"><text:span text:style-name="T7"><text:s text:c="2"/>{</text:span></text:p>
      <text:p text:style-name="P4"><text:span text:style-name="T16"><text:s text:c="4"/></text:span><text:span text:style-name="T15">if( </text:span><text:span text:style-name="T16">u.z</text:span><text:span text:style-name="T15"> &gt;= 0 )</text:span><text:span text:style-name="T16"> d.x += </text:span><text:span text:style-name="T7">π</text:span><text:span text:style-name="T15">;</text:span></text:p>
      <text:p text:style-name="P4"><text:span text:style-name="T15"><text:s text:c="4"/>else d</text:span><text:span text:style-name="T16">.x -= π</text:span><text:span text:style-name="T15">;</text:span></text:p>
      <text:p text:style-name="P4"><text:span text:style-name="T16"/></text:p>
      <text:p text:style-name="P4"><text:span text:style-name="T16"><text:s text:c="4"/></text:span><text:span text:style-name="T15">if( </text:span><text:span text:style-name="T16">u.x</text:span><text:span text:style-name="T15"> &gt; 0 )</text:span><text:span text:style-name="T16"> d.z += </text:span><text:span text:style-name="T7">π</text:span><text:span text:style-name="T15">;</text:span></text:p>
      <text:p text:style-name="P4"><text:span text:style-name="T15"><text:s text:c="4"/>else d</text:span><text:span text:style-name="T16">.z -= π</text:span><text:span text:style-name="T15">;</text:span></text:p>
      <text:p text:style-name="P4"><text:span text:style-name="T16"><text:s text:c="2"/>}</text:span></text:p>
      <text:p text:style-name="P4"><text:span text:style-name="T16">}</text:span></text:p>
      <text:p text:style-name="P4"><text:span text:style-name="T15"/></text:p>
      <text:p text:style-name="P3"><text:span text:style-name="T6">return start + d; // if snapping</text:span></text:p>
      <text:p text:style-name="P3"><text:span text:style-name="T6">return lerp( start, start+d, t ); // if slerp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zxx" fo:country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n Andersson, </text:span><text:a xlink:type="simple" xlink:href="mailto:daaf11@bth.student.se"><text:span text:style-name="MT2">daaf11@student.bth.se</text:span></text:a><text:span text:style-name="MT1"> 2014</text:span></text:p>
      </style:header>
      <style:footer>
        <text:p text:style-name="MP2"><text:page-number text:select-page="current">5</text:page-number> -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2M33S</meta:editing-duration>
    <meta:editing-cycles>24</meta:editing-cycles>
    <meta:generator>OpenOffice/4.0.1$Win32 OpenOffice.org_project/401m5$Build-9714</meta:generator>
    <dc:date>2014-01-30T14:45:03.71</dc:date>
    <dc:subject>Mathematical treatise</dc:subject>
    <dc:title>Angular-axis slerp towards new y-normal</dc:title>
    <meta:document-statistic meta:table-count="2" meta:image-count="0" meta:object-count="28" meta:page-count="5" meta:paragraph-count="111" meta:word-count="316" meta:character-count="13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Ultrafine_20_2_20_Dots_20_3_20_Dashes" svg:stroke-width="0.106cm" svg:stroke-color="#ff66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53cm" svg:stroke-color="#6666ff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Ultrafine_20_Dashed" svg:stroke-width="0.053cm" svg:stroke-color="#6666ff" draw:marker-start="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Ultrafine_20_Dashed" svg:stroke-width="0.053cm" svg:stroke-color="#ff6600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9cm" fo:min-width="2.5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2.3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60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color="#6666ff" fo:font-size="12pt" style:font-size-asian="12pt" style:font-size-complex="12pt"/>
    </style:style>
    <style:style style:name="T1" style:family="text">
      <style:text-properties fo:color="#ff66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7.167cm" svg:y1="6.859cm" svg:x2="7.167cm" svg:y2="2.118cm">
            <text:p/>
          </draw:line>
          <draw:line draw:style-name="gr1" draw:text-style-name="P1" draw:layer="layout" svg:x1="7.167cm" svg:y1="6.859cm" svg:x2="12.073cm" svg:y2="6.859cm">
            <text:p/>
          </draw:line>
          <draw:line draw:style-name="gr2" draw:text-style-name="P1" draw:layer="layout" svg:x1="4.868cm" svg:y1="9cm" svg:x2="10.694cm" svg:y2="3.647cm">
            <text:p/>
          </draw:line>
          <draw:line draw:style-name="gr3" draw:text-style-name="P1" draw:layer="layout" svg:x1="7.167cm" svg:y1="6.859cm" svg:x2="5.021cm" svg:y2="8.235cm">
            <text:p/>
          </draw:line>
          <draw:line draw:style-name="gr4" draw:text-style-name="P1" draw:layer="layout" svg:x1="7.167cm" svg:y1="6.858cm" svg:x2="5.481cm" svg:y2="5.482cm">
            <text:p/>
          </draw:line>
          <draw:path draw:style-name="gr5" draw:text-style-name="P1" draw:layer="layout" svg:width="1.072cm" svg:height="2.599cm" svg:x="5.481cm" svg:y="2.424cm" svg:viewBox="0 0 1073 2600" svg:d="m1073 0c-613 765-766 1071-1073 2600">
            <text:p/>
          </draw:path>
          <draw:path draw:style-name="gr6" draw:text-style-name="P1" draw:layer="layout" svg:width="1.839cm" svg:height="1.07cm" svg:x="8.547cm" svg:y="2.271cm" svg:viewBox="0 0 1840 1071" svg:d="m1840 1071c-613-918-1073-1071-1840-1071">
            <text:p/>
          </draw:path>
          <draw:frame draw:style-name="gr7" draw:text-style-name="P2" draw:layer="layout" svg:width="4.409cm" svg:height="1.108cm" svg:x="8.091cm" svg:y="3.1cm">
            <draw:text-box>
              <text:p text:style-name="P1"><text:span text:style-name="T1">Start angular-axis</text:span></text:p>
            </draw:text-box>
          </draw:frame>
          <draw:frame draw:style-name="gr8" draw:text-style-name="P3" draw:layer="layout" svg:width="3.413cm" svg:height="1.109cm" svg:x="5.6cm" svg:y="1.491cm">
            <draw:text-box>
              <text:p text:style-name="P1"><text:span text:style-name="T2">Start y-normal</text:span></text:p>
            </draw:text-box>
          </draw:frame>
          <draw:frame draw:style-name="gr9" draw:text-style-name="P4" draw:layer="layout" svg:width="3.152cm" svg:height="1.108cm" svg:x="3.6cm" svg:y="4.892cm">
            <draw:text-box>
              <text:p><text:span text:style-name="T3">End y-normal</text:span></text:p>
            </draw:text-box>
          </draw:frame>
          <draw:frame draw:style-name="gr10" draw:text-style-name="P2" draw:layer="layout" svg:width="0.8cm" svg:height="0.725cm" svg:x="8cm" svg:y="2cm">
            <draw:text-box>
              <text:p text:style-name="P1"><text:span text:style-name="T1">?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0/content.xml><?xml version="1.0" encoding="utf-8"?>
<math xmlns="http://www.w3.org/1998/Math/MathML">
  <semantics>
    <mrow>
      <mrow>
        <msub>
          <mi>Θ</mi>
          <mi>x</mi>
        </msub>
        <mo stretchy="false">=</mo>
        <mtext/>
      </mrow>
    </mrow>
    <annotation encoding="StarMath 5.0">Θ_x = ""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measure" style:list-style-name="L1">
      <style:graphic-properties svg:stroke-color="#666666" draw:textarea-vertical-align="middle" draw:line-distance="6.489cm"/>
    </style:style>
    <style:style style:name="gr2" style:family="graphic" style:parent-style-name="measure" style:list-style-name="L1">
      <style:graphic-properties svg:stroke-color="#666666" draw:textarea-vertical-align="middle" draw:line-distance="7cm" draw:placing="below"/>
    </style:style>
    <style:style style:name="gr3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53cm" svg:stroke-color="#66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666666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color="#666666"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1" draw:layer="measurelines" svg:x1="4.9cm" svg:y1="2.7cm" svg:x2="4.9cm" svg:y2="5.6cm">
          <text:p text:style-name="P1"><text:s/></text:p>
        </draw:measure>
        <draw:measure draw:style-name="gr2" draw:text-style-name="P1" draw:layer="measurelines" svg:x1="10.5cm" svg:y1="8.5cm" svg:x2="7.6cm" svg:y2="8.5cm">
          <text:p text:style-name="P1"><text:s/></text:p>
        </draw:measure>
        <draw:line draw:style-name="gr3" draw:text-style-name="P2" draw:layer="layout" svg:x1="7.6cm" svg:y1="5.7cm" svg:x2="7.6cm" svg:y2="9.7cm">
          <text:p/>
        </draw:line>
        <draw:line draw:style-name="gr4" draw:text-style-name="P2" draw:layer="layout" svg:x1="7.7cm" svg:y1="5.6cm" svg:x2="11.6cm" svg:y2="5.6cm">
          <text:p/>
        </draw:line>
        <draw:line draw:style-name="gr5" draw:text-style-name="P2" draw:layer="layout" svg:x1="7.5cm" svg:y1="5.5cm" svg:x2="4.8cm" svg:y2="2.7cm">
          <text:p/>
        </draw:line>
        <draw:line draw:style-name="gr5" draw:text-style-name="P2" draw:layer="layout" svg:x1="7.7cm" svg:y1="5.5cm" svg:x2="10.5cm" svg:y2="2.7cm">
          <text:p/>
        </draw:line>
        <draw:line draw:style-name="gr6" draw:text-style-name="P2" draw:layer="layout" svg:x1="7.7cm" svg:y1="5.7cm" svg:x2="10.5cm" svg:y2="8.4cm">
          <text:p/>
        </draw:line>
        <draw:line draw:style-name="gr6" draw:text-style-name="P2" draw:layer="layout" svg:x1="7.5cm" svg:y1="5.7cm" svg:x2="4.9cm" svg:y2="8.4cm">
          <text:p/>
        </draw:line>
        <draw:custom-shape draw:style-name="gr7" draw:text-style-name="P2" draw:layer="layout" svg:width="0.291cm" svg:height="0.291cm" svg:x="7.482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866cm" svg:height="0.837cm" svg:x="7.234cm" svg:y="4.663cm">
          <draw:text-box>
            <text:p><text:span text:style-name="T1">ê</text:span><text:span text:style-name="T2">y</text:span></text:p>
          </draw:text-box>
        </draw:frame>
        <draw:frame draw:style-name="gr8" draw:text-style-name="P3" draw:layer="layout" svg:width="0.862cm" svg:height="0.837cm" svg:x="7.838cm" svg:y="8.763cm">
          <draw:text-box>
            <text:p><text:span text:style-name="T1">ê</text:span><text:span text:style-name="T2">z</text:span></text:p>
          </draw:text-box>
        </draw:frame>
        <draw:frame draw:style-name="gr8" draw:text-style-name="P3" draw:layer="layout" svg:width="0.874cm" svg:height="0.837cm" svg:x="11.2cm" svg:y="5.7cm">
          <draw:text-box>
            <text:p><text:span text:style-name="T1">ê</text:span><text:span text:style-name="T2">x</text:span></text:p>
          </draw:text-box>
        </draw:frame>
        <draw:frame draw:style-name="gr8" draw:text-style-name="P4" draw:layer="layout" svg:width="0.858cm" svg:height="0.824cm" svg:x="11.4cm" svg:y="3.8cm">
          <draw:text-box>
            <text:p><text:span text:style-name="T3">û</text:span><text:span text:style-name="T4">z</text:span></text:p>
          </draw:text-box>
        </draw:frame>
        <draw:frame draw:style-name="gr8" draw:text-style-name="P4" draw:layer="layout" svg:width="0.858cm" svg:height="0.824cm" svg:x="8.6cm" svg:y="1.476cm">
          <draw:text-box>
            <text:p><text:span text:style-name="T3">û</text:span><text:span text:style-name="T4">x</text:span></text:p>
          </draw:text-box>
        </draw:fram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2/content.xml><?xml version="1.0" encoding="utf-8"?>
<math xmlns="http://www.w3.org/1998/Math/MathML">
  <semantics>
    <mrow>
      <mrow>
        <mi>lim</mi>
        <mover accent="true">
          <msubsup>
            <mi>u</mi>
            <mi>y</mi>
            <mi>,</mi>
          </msubsup>
          <mo stretchy="false">̂</mo>
        </mover>
      </mrow>
      <mo stretchy="false">→</mo>
      <mn>0</mn>
      <mtext>.</mtext>
    </mrow>
    <annotation encoding="StarMath 5.0">lim hat u^,_y rightarrow 0 "."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measure" style:list-style-name="L1">
      <style:graphic-properties svg:stroke-color="#666666" draw:textarea-vertical-align="middle" draw:line-distance="6.489cm"/>
    </style:style>
    <style:style style:name="gr2" style:family="graphic" style:parent-style-name="measure" style:list-style-name="L1">
      <style:graphic-properties svg:stroke-color="#666666" draw:textarea-vertical-align="middle" draw:line-distance="7cm" draw:placing="below"/>
    </style:style>
    <style:style style:name="gr3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53cm" svg:stroke-color="#66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ff3333" draw:marker-end="Symmetric_20_Arrow" draw:fill="none" draw:textarea-vertical-align="middle"/>
    </style:style>
    <style:style style:name="gr8" style:family="graphic" style:parent-style-name="objectwithoutfill">
      <style:graphic-properties svg:stroke-color="#6666ff" draw:marker-end="Symmetric_20_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color="#6666ff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color="#666666"/>
    </style:style>
    <style:style style:name="P7" style:family="paragraph">
      <style:text-properties fo:color="#666666" fo:font-size="12pt" style:font-size-asian="12pt" style:font-size-complex="12pt"/>
    </style:style>
    <style:style style:name="T1" style:family="text">
      <style:text-properties fo:color="#6666ff" fo:font-family="Arial" style:font-style-name="Normal" style:font-family-generic="swiss" fo:font-size="12pt" style:font-family-asian="Arial" style:font-style-name-asian="Normal" style:font-family-generic-asian="swiss" style:font-size-asian="12pt" style:font-family-complex="Arial" style:font-style-name-complex="Normal" style:font-family-generic-complex="swiss" style:font-size-complex="12pt"/>
    </style:style>
    <style:style style:name="T2" style:family="text">
      <style:text-properties fo:color="#ff3333" fo:font-family="Arial" style:font-style-name="Normal" style:font-family-generic="swiss" fo:font-size="12pt" style:font-family-asian="Arial" style:font-style-name-asian="Normal" style:font-family-generic-asian="swiss" style:font-size-asian="12pt" style:font-family-complex="Arial" style:font-style-name-complex="Normal" style:font-family-generic-complex="swiss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666666"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1" draw:layer="measurelines" svg:x1="4.9cm" svg:y1="2.7cm" svg:x2="4.9cm" svg:y2="5.6cm">
          <text:p/>
        </draw:measure>
        <draw:measure draw:style-name="gr2" draw:text-style-name="P1" draw:layer="measurelines" svg:x1="10.5cm" svg:y1="8.5cm" svg:x2="7.6cm" svg:y2="8.5cm">
          <text:p/>
        </draw:measure>
        <draw:line draw:style-name="gr3" draw:text-style-name="P2" draw:layer="layout" svg:x1="7.6cm" svg:y1="5.6cm" svg:x2="7.6cm" svg:y2="1.6cm">
          <text:p/>
        </draw:line>
        <draw:line draw:style-name="gr4" draw:text-style-name="P2" draw:layer="layout" svg:x1="7.6cm" svg:y1="5.6cm" svg:x2="3.7cm" svg:y2="5.6cm">
          <text:p/>
        </draw:line>
        <draw:line draw:style-name="gr5" draw:text-style-name="P2" draw:layer="layout" svg:x1="7.5cm" svg:y1="5.5cm" svg:x2="4.8cm" svg:y2="2.7cm">
          <text:p/>
        </draw:line>
        <draw:line draw:style-name="gr5" draw:text-style-name="P2" draw:layer="layout" svg:x1="7.7cm" svg:y1="5.5cm" svg:x2="10.5cm" svg:y2="2.7cm">
          <text:p/>
        </draw:line>
        <draw:line draw:style-name="gr6" draw:text-style-name="P2" draw:layer="layout" svg:x1="7.7cm" svg:y1="5.7cm" svg:x2="10.5cm" svg:y2="8.4cm">
          <text:p/>
        </draw:line>
        <draw:line draw:style-name="gr6" draw:text-style-name="P2" draw:layer="layout" svg:x1="7.5cm" svg:y1="5.7cm" svg:x2="4.9cm" svg:y2="8.4cm">
          <text:p/>
        </draw:line>
        <draw:path draw:style-name="gr7" draw:text-style-name="P2" draw:layer="layout" svg:width="0.499cm" svg:height="0.199cm" svg:x="6.9cm" svg:y="4.5cm" svg:viewBox="0 0 500 200" svg:d="m500 0c-200 0-300 25-500 200">
          <text:p/>
        </draw:path>
        <draw:path draw:style-name="gr8" draw:text-style-name="P2" draw:layer="layout" svg:width="1.589cm" svg:height="2.749cm" svg:x="5.91cm" svg:y="3.85cm" svg:viewBox="0 0 1590 2750" svg:d="m1590 0c-1594 40-2043 1658-1103 2750">
          <text:p/>
        </draw:path>
        <draw:path draw:style-name="gr7" draw:text-style-name="P2" draw:layer="layout" svg:width="0.499cm" svg:height="0.199cm" svg:x="7.81cm" svg:y="4.55cm" svg:viewBox="0 0 500 200" svg:d="m0 0c200 0 300 25 500 200">
          <text:p/>
        </draw:path>
        <draw:path draw:style-name="gr8" draw:text-style-name="P2" draw:layer="layout" svg:width="1.589cm" svg:height="2.749cm" svg:x="7.71cm" svg:y="3.9cm" svg:viewBox="0 0 1590 2750" svg:d="m0 0c1594 40 2043 1658 1103 2750">
          <text:p/>
        </draw:path>
        <draw:frame draw:style-name="gr9" draw:text-style-name="P3" draw:layer="layout" svg:width="0.748cm" svg:height="0.725cm" svg:x="8.7cm" svg:y="4.775cm">
          <draw:text-box>
            <text:p><text:span text:style-name="T1">β</text:span></text:p>
          </draw:text-box>
        </draw:frame>
        <draw:frame draw:style-name="gr9" draw:text-style-name="P4" draw:layer="layout" svg:width="0.748cm" svg:height="0.725cm" svg:x="7.6cm" svg:y="4.475cm">
          <draw:text-box>
            <text:p><text:span text:style-name="T2">α</text:span></text:p>
          </draw:text-box>
        </draw:frame>
        <draw:frame draw:style-name="gr9" draw:text-style-name="P4" draw:layer="layout" svg:width="0.739cm" svg:height="0.725cm" svg:x="6.961cm" svg:y="4.475cm">
          <draw:text-box>
            <text:p><text:span text:style-name="T2">δ</text:span></text:p>
          </draw:text-box>
        </draw:frame>
        <draw:frame draw:style-name="gr9" draw:text-style-name="P3" draw:layer="layout" svg:width="0.714cm" svg:height="0.725cm" svg:x="5.886cm" svg:y="4.675cm">
          <draw:text-box>
            <text:p><text:span text:style-name="T1">γ</text:span></text:p>
          </draw:text-box>
        </draw:frame>
        <draw:custom-shape draw:style-name="gr10" draw:text-style-name="P2" draw:layer="layout" svg:width="0.291cm" svg:height="0.291cm" svg:x="7.482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866cm" svg:height="0.837cm" svg:x="6.8cm" svg:y="1.5cm">
          <draw:text-box>
            <text:p><text:span text:style-name="T3">ê</text:span><text:span text:style-name="T4">y</text:span></text:p>
          </draw:text-box>
        </draw:frame>
        <draw:frame draw:style-name="gr9" draw:text-style-name="P5" draw:layer="layout" svg:width="0.862cm" svg:height="0.837cm" svg:x="3.538cm" svg:y="5.663cm">
          <draw:text-box>
            <text:p><text:span text:style-name="T3">ê</text:span><text:span text:style-name="T4">z</text:span></text:p>
          </draw:text-box>
        </draw:frame>
        <draw:frame draw:style-name="gr9" draw:text-style-name="P5" draw:layer="layout" svg:width="0.874cm" svg:height="0.837cm" svg:x="7.3cm" svg:y="5.663cm">
          <draw:text-box>
            <text:p><text:span text:style-name="T3">ê</text:span><text:span text:style-name="T4">x</text:span></text:p>
          </draw:text-box>
        </draw:frame>
        <draw:frame draw:style-name="gr9" draw:text-style-name="P7" draw:layer="layout" svg:width="0.853cm" svg:height="0.824cm" svg:x="11.4cm" svg:y="3.8cm">
          <draw:text-box>
            <text:p text:style-name="P6"><text:span text:style-name="T5">û</text:span><text:span text:style-name="T6">y</text:span></text:p>
          </draw:text-box>
        </draw:frame>
        <draw:frame draw:style-name="gr9" draw:text-style-name="P7" draw:layer="layout" svg:width="0.858cm" svg:height="0.824cm" svg:x="8.6cm" svg:y="1.476cm">
          <draw:text-box>
            <text:p text:style-name="P6"><text:span text:style-name="T5">û</text:span><text:span text:style-name="T6">z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0/content.xml><?xml version="1.0" encoding="utf-8"?>
<math xmlns="http://www.w3.org/1998/Math/MathML">
  <semantics>
    <mrow>
      <mrow>
        <mover accent="true">
          <msup>
            <mi>u</mi>
            <mi>,</mi>
          </msup>
          <mo stretchy="false">̂</mo>
        </mover>
        <mo stretchy="false">−</mo>
        <mrow>
          <mo stretchy="false">(</mo>
          <mrow>
            <msup>
              <mi>u</mi>
              <mi>,</mi>
            </msup>
            <mover accent="true">
              <mover accent="true">
                <msub>
                  <mi>e</mi>
                  <mi>x</mi>
                </msub>
                <mo stretchy="false">̂</mo>
              </mover>
              <mo stretchy="false">˙</mo>
            </mover>
          </mrow>
          <mo stretchy="false">)</mo>
        </mrow>
      </mrow>
      <mover accent="true">
        <msub>
          <mi>e</mi>
          <mi>x</mi>
        </msub>
        <mo stretchy="false">̂</mo>
      </mover>
      <mtext>.</mtext>
    </mrow>
    <annotation encoding="StarMath 5.0">hat u^, - (u^, dot hat e_x) hat e_x "."</annotation>
  </semantics>
</math>
</file>

<file path=Object 22/content.xml><?xml version="1.0" encoding="utf-8"?>
<math xmlns="http://www.w3.org/1998/Math/MathML">
  <semantics>
    <mrow>
      <mrow>
        <mtext/>
        <mo stretchy="false">=</mo>
        <mn>0</mn>
      </mrow>
    </mrow>
    <annotation encoding="StarMath 5.0">"" = 0</annotation>
  </semantics>
</math>
</file>

<file path=Object 23/content.xml><?xml version="1.0" encoding="utf-8"?>
<math xmlns="http://www.w3.org/1998/Math/MathML">
  <semantics>
    <mrow>
      <mrow>
        <mtext/>
        <mo stretchy="false">=</mo>
        <mn>0</mn>
      </mrow>
    </mrow>
    <annotation encoding="StarMath 5.0">"" = 0</annotation>
  </semantics>
</math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measure" style:list-style-name="L1">
      <style:graphic-properties svg:stroke-color="#666666" draw:textarea-vertical-align="middle" draw:line-distance="7cm"/>
    </style:style>
    <style:style style:name="gr2" style:family="graphic" style:parent-style-name="measure" style:list-style-name="L1">
      <style:graphic-properties svg:stroke-color="#666666" draw:textarea-vertical-align="middle" draw:line-distance="7cm" draw:placing="below"/>
    </style:style>
    <style:style style:name="gr3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53cm" svg:stroke-color="#66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ff3333" draw:marker-end="Symmetric_20_Arrow" draw:fill="none" draw:textarea-vertical-align="middle"/>
    </style:style>
    <style:style style:name="gr8" style:family="graphic" style:parent-style-name="objectwithoutfill">
      <style:graphic-properties svg:stroke-color="#6666ff" draw:marker-end="Symmetric_20_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color="#6666ff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color="#666666" fo:font-size="12pt" style:font-size-asian="12pt" style:font-size-complex="12pt"/>
    </style:style>
    <style:style style:name="T1" style:family="text">
      <style:text-properties fo:color="#6666ff" fo:font-family="Arial" style:font-style-name="Normal" style:font-family-generic="swiss" fo:font-size="12pt" style:font-family-asian="Arial" style:font-style-name-asian="Normal" style:font-family-generic-asian="swiss" style:font-size-asian="12pt" style:font-family-complex="Arial" style:font-style-name-complex="Normal" style:font-family-generic-complex="swiss" style:font-size-complex="12pt"/>
    </style:style>
    <style:style style:name="T2" style:family="text">
      <style:text-properties fo:color="#ff3333" fo:font-family="Arial" style:font-style-name="Normal" style:font-family-generic="swiss" fo:font-size="12pt" style:font-family-asian="Arial" style:font-style-name-asian="Normal" style:font-family-generic-asian="swiss" style:font-size-asian="12pt" style:font-family-complex="Arial" style:font-style-name-complex="Normal" style:font-family-generic-complex="swiss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666666"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1" draw:layer="measurelines" svg:x1="4.9cm" svg:y1="2.7cm" svg:x2="4.9cm" svg:y2="5.6cm">
          <text:p text:style-name="P1"><text:s/></text:p>
        </draw:measure>
        <draw:measure draw:style-name="gr2" draw:text-style-name="P1" draw:layer="measurelines" svg:x1="10.5cm" svg:y1="8.5cm" svg:x2="7.6cm" svg:y2="8.5cm">
          <text:p text:style-name="P1"><text:s/></text:p>
        </draw:measure>
        <draw:line draw:style-name="gr3" draw:text-style-name="P2" draw:layer="layout" svg:x1="7.6cm" svg:y1="5.6cm" svg:x2="7.6cm" svg:y2="1.6cm">
          <text:p/>
        </draw:line>
        <draw:line draw:style-name="gr4" draw:text-style-name="P2" draw:layer="layout" svg:x1="7.6cm" svg:y1="5.6cm" svg:x2="11.5cm" svg:y2="5.6cm">
          <text:p/>
        </draw:line>
        <draw:line draw:style-name="gr5" draw:text-style-name="P2" draw:layer="layout" svg:x1="7.5cm" svg:y1="5.5cm" svg:x2="4.8cm" svg:y2="2.7cm">
          <text:p/>
        </draw:line>
        <draw:line draw:style-name="gr5" draw:text-style-name="P2" draw:layer="layout" svg:x1="7.7cm" svg:y1="5.5cm" svg:x2="10.5cm" svg:y2="2.7cm">
          <text:p/>
        </draw:line>
        <draw:line draw:style-name="gr6" draw:text-style-name="P2" draw:layer="layout" svg:x1="7.7cm" svg:y1="5.7cm" svg:x2="10.5cm" svg:y2="8.4cm">
          <text:p/>
        </draw:line>
        <draw:line draw:style-name="gr6" draw:text-style-name="P2" draw:layer="layout" svg:x1="7.5cm" svg:y1="5.7cm" svg:x2="4.9cm" svg:y2="8.4cm">
          <text:p/>
        </draw:line>
        <draw:path draw:style-name="gr7" draw:text-style-name="P2" draw:layer="layout" svg:width="0.499cm" svg:height="0.199cm" svg:x="6.9cm" svg:y="4.5cm" svg:viewBox="0 0 500 200" svg:d="m500 0c-200 0-300 25-500 200">
          <text:p/>
        </draw:path>
        <draw:path draw:style-name="gr8" draw:text-style-name="P2" draw:layer="layout" svg:width="1.589cm" svg:height="2.749cm" svg:x="5.91cm" svg:y="3.85cm" svg:viewBox="0 0 1590 2750" svg:d="m1590 0c-1594 40-2043 1658-1103 2750">
          <text:p/>
        </draw:path>
        <draw:path draw:style-name="gr7" draw:text-style-name="P2" draw:layer="layout" svg:width="0.499cm" svg:height="0.199cm" svg:x="7.81cm" svg:y="4.55cm" svg:viewBox="0 0 500 200" svg:d="m0 0c200 0 300 25 500 200">
          <text:p/>
        </draw:path>
        <draw:path draw:style-name="gr8" draw:text-style-name="P2" draw:layer="layout" svg:width="1.589cm" svg:height="2.749cm" svg:x="7.71cm" svg:y="3.9cm" svg:viewBox="0 0 1590 2750" svg:d="m0 0c1594 40 2043 1658 1103 2750">
          <text:p/>
        </draw:path>
        <draw:frame draw:style-name="gr9" draw:text-style-name="P3" draw:layer="layout" svg:width="0.748cm" svg:height="0.725cm" svg:x="8.7cm" svg:y="4.775cm">
          <draw:text-box>
            <text:p><text:span text:style-name="T1">β</text:span></text:p>
          </draw:text-box>
        </draw:frame>
        <draw:frame draw:style-name="gr9" draw:text-style-name="P4" draw:layer="layout" svg:width="0.748cm" svg:height="0.725cm" svg:x="7.6cm" svg:y="4.475cm">
          <draw:text-box>
            <text:p><text:span text:style-name="T2">α</text:span></text:p>
          </draw:text-box>
        </draw:frame>
        <draw:frame draw:style-name="gr9" draw:text-style-name="P4" draw:layer="layout" svg:width="0.739cm" svg:height="0.725cm" svg:x="6.961cm" svg:y="4.475cm">
          <draw:text-box>
            <text:p><text:span text:style-name="T2">δ</text:span></text:p>
          </draw:text-box>
        </draw:frame>
        <draw:frame draw:style-name="gr9" draw:text-style-name="P3" draw:layer="layout" svg:width="0.714cm" svg:height="0.725cm" svg:x="5.886cm" svg:y="4.675cm">
          <draw:text-box>
            <text:p><text:span text:style-name="T1">γ</text:span></text:p>
          </draw:text-box>
        </draw:frame>
        <draw:custom-shape draw:style-name="gr10" draw:text-style-name="P2" draw:layer="layout" svg:width="0.291cm" svg:height="0.291cm" svg:x="7.482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866cm" svg:height="0.837cm" svg:x="6.8cm" svg:y="1.5cm">
          <draw:text-box>
            <text:p><text:span text:style-name="T3">ê</text:span><text:span text:style-name="T4">y</text:span></text:p>
          </draw:text-box>
        </draw:frame>
        <draw:frame draw:style-name="gr9" draw:text-style-name="P5" draw:layer="layout" svg:width="0.862cm" svg:height="0.837cm" svg:x="7.2cm" svg:y="5.7cm">
          <draw:text-box>
            <text:p><text:span text:style-name="T3">ê</text:span><text:span text:style-name="T4">z</text:span></text:p>
          </draw:text-box>
        </draw:frame>
        <draw:frame draw:style-name="gr9" draw:text-style-name="P5" draw:layer="layout" svg:width="0.874cm" svg:height="0.837cm" svg:x="11cm" svg:y="5.6cm">
          <draw:text-box>
            <text:p><text:span text:style-name="T3">ê</text:span><text:span text:style-name="T4">x</text:span></text:p>
          </draw:text-box>
        </draw:frame>
        <draw:frame draw:style-name="gr9" draw:text-style-name="P6" draw:layer="layout" svg:width="0.853cm" svg:height="0.824cm" svg:x="11.215cm" svg:y="3.747cm">
          <draw:text-box>
            <text:p><text:span text:style-name="T5">û</text:span><text:span text:style-name="T6">y</text:span></text:p>
          </draw:text-box>
        </draw:frame>
        <draw:frame draw:style-name="gr9" draw:text-style-name="P6" draw:layer="layout" svg:width="0.858cm" svg:height="0.824cm" svg:x="8.6cm" svg:y="1.476cm">
          <draw:text-box>
            <text:p><text:span text:style-name="T5">û</text:span><text:span text:style-name="T6">x</text:span></text:p>
          </draw:text-box>
        </draw:frame>
      </draw:page>
    </office:drawing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6/content.xml><?xml version="1.0" encoding="utf-8"?>
<math xmlns="http://www.w3.org/1998/Math/MathML">
  <semantics>
    <mrow>
      <mover accent="true">
        <msub>
          <mi>u</mi>
          <mi>y</mi>
        </msub>
        <mo stretchy="false">̂</mo>
      </mover>
    </mrow>
    <annotation encoding="StarMath 5.0">hat u_y</annotation>
  </semantics>
</math>
</file>

<file path=Object 27/content.xml><?xml version="1.0" encoding="utf-8"?>
<math xmlns="http://www.w3.org/1998/Math/MathML">
  <semantics>
    <mrow>
      <mrow>
        <msub>
          <mi>Θ</mi>
          <mi>z</mi>
        </msub>
        <mo stretchy="false">=</mo>
        <mtext/>
      </mrow>
    </mrow>
    <annotation encoding="StarMath 5.0">Θ_z = ""</annotation>
  </semantics>
</math>
</file>

<file path=Object 28/content.xml><?xml version="1.0" encoding="utf-8"?>
<math xmlns="http://www.w3.org/1998/Math/MathML">
  <semantics>
    <mrow>
      <mrow>
        <mtext/>
        <mo stretchy="false">&lt;</mo>
        <mn>0</mn>
      </mrow>
    </mrow>
    <annotation encoding="StarMath 5.0">"" &lt; 0</annotation>
  </semantics>
</math>
</file>

<file path=Object 29/content.xml><?xml version="1.0" encoding="utf-8"?>
<math xmlns="http://www.w3.org/1998/Math/MathML">
  <semantics>
    <mrow>
      <mrow>
        <mtext/>
        <mo stretchy="false">=</mo>
        <mn>0</mn>
      </mrow>
    </mrow>
    <annotation encoding="StarMath 5.0">"" = 0</annotation>
  </semantics>
</math>
</file>

<file path=Object 3/content.xml><?xml version="1.0" encoding="utf-8"?>
<math xmlns="http://www.w3.org/1998/Math/MathML">
  <semantics>
    <mrow>
      <mrow>
        <mtext/>
        <mo stretchy="false">&gt;</mo>
        <mn>0</mn>
      </mrow>
    </mrow>
    <annotation encoding="StarMath 5.0">"" &gt; 0</annotation>
  </semantics>
</math>
</file>

<file path=Object 30/content.xml><?xml version="1.0" encoding="utf-8"?>
<math xmlns="http://www.w3.org/1998/Math/MathML">
  <semantics>
    <mrow>
      <mrow>
        <mtext/>
        <mo stretchy="false">&gt;</mo>
        <mn>0</mn>
      </mrow>
    </mrow>
    <annotation encoding="StarMath 5.0">"" &gt; 0</annotation>
  </semantics>
</math>
</file>

<file path=Object 31/content.xml><?xml version="1.0" encoding="utf-8"?>
<math xmlns="http://www.w3.org/1998/Math/MathML">
  <semantics>
    <mrow>
      <mover accent="true">
        <msub>
          <mi>u</mi>
          <mi>x</mi>
        </msub>
        <mo stretchy="false">̂</mo>
      </mover>
    </mrow>
    <annotation encoding="StarMath 5.0">hat u_x</annotation>
  </semantics>
</math>
</file>

<file path=Object 32/content.xml><?xml version="1.0" encoding="utf-8"?>
<math xmlns="http://www.w3.org/1998/Math/MathML">
  <semantics>
    <mrow>
      <mrow>
        <mtext/>
        <mo stretchy="false">&lt;</mo>
        <mn>0</mn>
      </mrow>
    </mrow>
    <annotation encoding="StarMath 5.0">"" &lt; 0</annotation>
  </semantics>
</math>
</file>

<file path=Object 33/content.xml><?xml version="1.0" encoding="utf-8"?>
<math xmlns="http://www.w3.org/1998/Math/MathML">
  <semantics>
    <mrow>
      <mrow>
        <mtext/>
        <mo stretchy="false">=</mo>
        <mn>0</mn>
      </mrow>
    </mrow>
    <annotation encoding="StarMath 5.0">"" = 0</annotation>
  </semantics>
</math>
</file>

<file path=Object 34/content.xml><?xml version="1.0" encoding="utf-8"?>
<math xmlns="http://www.w3.org/1998/Math/MathML">
  <semantics>
    <mrow>
      <mrow>
        <mtext/>
        <mo stretchy="false">&gt;</mo>
        <mn>0</mn>
      </mrow>
    </mrow>
    <annotation encoding="StarMath 5.0">"" &gt; 0</annotation>
  </semantics>
</math>
</file>

<file path=Object 35/content.xml><?xml version="1.0" encoding="utf-8"?>
<math xmlns="http://www.w3.org/1998/Math/MathML">
  <semantics>
    <mrow>
      <mtable>
        <mtr>
          <mtd>
            <mrow>
              <mi>α</mi>
              <mrow>
                <mi/>
                <mo stretchy="false">=</mo>
                <mi/>
              </mrow>
              <msup>
                <mi>tan</mi>
                <mrow>
                  <mo stretchy="false">−</mo>
                  <mn>1</mn>
                </mrow>
              </msup>
              <mrow>
                <mo stretchy="false">(</mo>
                <mrow>
                  <mrow>
                    <mover accent="true">
                      <msubsup>
                        <mi>u</mi>
                        <mi>x</mi>
                        <mi>,</mi>
                      </msubsup>
                      <mo stretchy="false">̂</mo>
                    </mover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</mrow>
          </mtd>
          <mtd>
            <mrow>
              <mrow>
                <mover accent="true">
                  <msubsup>
                    <mi>u</mi>
                    <mi>x</mi>
                    <mi>,</mi>
                  </msubsup>
                  <mo stretchy="false">̂</mo>
                </mover>
                <mo stretchy="false">&gt;</mo>
                <mn>0</mn>
              </mrow>
            </mrow>
          </mtd>
          <mtd>
            <mrow>
              <mrow>
                <mover accent="true">
                  <msubsup>
                    <mi>u</mi>
                    <mi>y</mi>
                    <mi>,</mi>
                  </msubsup>
                  <mo stretchy="false">̂</mo>
                </mover>
                <mo stretchy="false">&gt;</mo>
                <mn>0</mn>
              </mrow>
            </mrow>
          </mtd>
        </mtr>
        <mtr>
          <mtd>
            <mrow>
              <mi>β</mi>
              <mrow>
                <mi/>
                <mo stretchy="false">=</mo>
                <mi/>
              </mrow>
              <mrow>
                <mi>π</mi>
                <mo stretchy="false">−</mo>
                <mi>α</mi>
              </mrow>
              <mrow>
                <mi/>
                <mo stretchy="false">=</mo>
                <mi/>
              </mrow>
              <mrow>
                <mi>π</mi>
                <mo stretchy="false">−</mo>
                <msup>
                  <mi>tan</mi>
                  <mrow>
                    <mo stretchy="false">−</mo>
                    <mn>1</mn>
                  </mrow>
                </msup>
              </mrow>
              <mrow>
                <mo stretchy="false">(</mo>
                <mrow>
                  <mrow>
                    <mover accent="true">
                      <msubsup>
                        <mi>u</mi>
                        <mi>x</mi>
                        <mi>,</mi>
                      </msubsup>
                      <mo stretchy="false">̂</mo>
                    </mover>
                    <mo stretchy="false">/</mo>
                    <mrow>
                      <mo stretchy="false">−</mo>
                      <mover accent="true">
                        <msubsup>
                          <mi>u</mi>
                          <mi>y</mi>
                          <mi>,</mi>
                        </msubsup>
                        <mo stretchy="false">̂</mo>
                      </mover>
                    </mrow>
                  </mrow>
                </mrow>
                <mo stretchy="false">)</mo>
              </mrow>
              <mrow>
                <mi/>
                <mo stretchy="false">=</mo>
                <mi/>
              </mrow>
              <mrow>
                <mi>π</mi>
                <mo stretchy="false">+</mo>
                <msup>
                  <mi>tan</mi>
                  <mrow>
                    <mo stretchy="false">−</mo>
                    <mn>1</mn>
                  </mrow>
                </msup>
              </mrow>
              <mrow>
                <mo stretchy="false">(</mo>
                <mrow>
                  <mrow>
                    <mover accent="true">
                      <msubsup>
                        <mi>u</mi>
                        <mi>x</mi>
                        <mi>,</mi>
                      </msubsup>
                      <mo stretchy="false">̂</mo>
                    </mover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</mrow>
          </mtd>
          <mtd>
            <mrow>
              <mrow>
                <mover accent="true">
                  <msubsup>
                    <mi>u</mi>
                    <mi>x</mi>
                    <mi>,</mi>
                  </msubsup>
                  <mo stretchy="false">̂</mo>
                </mover>
                <mo stretchy="false">&gt;</mo>
                <mn>0</mn>
              </mrow>
            </mrow>
          </mtd>
          <mtd>
            <mrow>
              <mrow>
                <mover accent="true">
                  <msubsup>
                    <mi>u</mi>
                    <mi>y</mi>
                    <mi>,</mi>
                  </msubsup>
                  <mo stretchy="false">̂</mo>
                </mover>
                <mo stretchy="false">&lt;</mo>
                <mn>0</mn>
              </mrow>
            </mrow>
          </mtd>
        </mtr>
        <mtr>
          <mtd>
            <mrow>
              <mi>γ</mi>
              <mrow>
                <mi/>
                <mo stretchy="false">=</mo>
                <mrow>
                  <mi/>
                  <mo stretchy="false">−</mo>
                  <mi>β</mi>
                </mrow>
              </mrow>
              <mrow>
                <mi/>
                <mo stretchy="false">=</mo>
                <mrow>
                  <mrow>
                    <mi/>
                    <mo stretchy="false">−</mo>
                    <mi>π</mi>
                  </mrow>
                  <mo stretchy="false">−</mo>
                  <msup>
                    <mi>tan</mi>
                    <mrow>
                      <mo stretchy="false">−</mo>
                      <mn>1</mn>
                    </mrow>
                  </msup>
                </mrow>
              </mrow>
              <mrow>
                <mo stretchy="false">(</mo>
                <mrow>
                  <mrow>
                    <mrow>
                      <mo stretchy="false">−</mo>
                      <mover accent="true">
                        <msubsup>
                          <mi>u</mi>
                          <mi>x</mi>
                          <mi>,</mi>
                        </msubsup>
                        <mo stretchy="false">̂</mo>
                      </mover>
                    </mrow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  <mrow>
                <mi/>
                <mo stretchy="false">=</mo>
                <mrow>
                  <mrow>
                    <mi/>
                    <mo stretchy="false">−</mo>
                    <mi>π</mi>
                  </mrow>
                  <mo stretchy="false">+</mo>
                  <msup>
                    <mi>tan</mi>
                    <mrow>
                      <mo stretchy="false">−</mo>
                      <mn>1</mn>
                    </mrow>
                  </msup>
                </mrow>
              </mrow>
              <mrow>
                <mo stretchy="false">(</mo>
                <mrow>
                  <mrow>
                    <mover accent="true">
                      <msubsup>
                        <mi>u</mi>
                        <mi>x</mi>
                        <mi>,</mi>
                      </msubsup>
                      <mo stretchy="false">̂</mo>
                    </mover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</mrow>
          </mtd>
          <mtd>
            <mrow>
              <mrow>
                <mover accent="true">
                  <msubsup>
                    <mi>u</mi>
                    <mi>x</mi>
                    <mi>,</mi>
                  </msubsup>
                  <mo stretchy="false">̂</mo>
                </mover>
                <mo stretchy="false">&lt;</mo>
                <mn>0</mn>
              </mrow>
            </mrow>
          </mtd>
          <mtd>
            <mrow>
              <mrow>
                <mover accent="true">
                  <msubsup>
                    <mi>u</mi>
                    <mi>y</mi>
                    <mi>,</mi>
                  </msubsup>
                  <mo stretchy="false">̂</mo>
                </mover>
                <mo stretchy="false">&lt;</mo>
                <mn>0</mn>
              </mrow>
            </mrow>
          </mtd>
        </mtr>
        <mtr>
          <mtd>
            <mrow>
              <mi>δ</mi>
              <mrow>
                <mi/>
                <mo stretchy="false">=</mo>
                <mrow>
                  <mi/>
                  <mo stretchy="false">−</mo>
                  <mi>α</mi>
                </mrow>
              </mrow>
              <mrow>
                <mi/>
                <mo stretchy="false">=</mo>
                <mrow>
                  <mi/>
                  <mo stretchy="false">−</mo>
                  <msup>
                    <mi>tan</mi>
                    <mrow>
                      <mo stretchy="false">−</mo>
                      <mn>1</mn>
                    </mrow>
                  </msup>
                </mrow>
              </mrow>
              <mrow>
                <mo stretchy="false">(</mo>
                <mrow>
                  <mrow>
                    <mrow>
                      <mo stretchy="false">−</mo>
                      <mover accent="true">
                        <msubsup>
                          <mi>u</mi>
                          <mi>x</mi>
                          <mi>,</mi>
                        </msubsup>
                        <mo stretchy="false">̂</mo>
                      </mover>
                    </mrow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  <mrow>
                <mi/>
                <mo stretchy="false">=</mo>
                <mi/>
              </mrow>
              <msup>
                <mi>tan</mi>
                <mrow>
                  <mo stretchy="false">−</mo>
                  <mn>1</mn>
                </mrow>
              </msup>
              <mrow>
                <mo stretchy="false">(</mo>
                <mrow>
                  <mrow>
                    <mover accent="true">
                      <msubsup>
                        <mi>u</mi>
                        <mi>x</mi>
                        <mi>,</mi>
                      </msubsup>
                      <mo stretchy="false">̂</mo>
                    </mover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</mrow>
          </mtd>
          <mtd>
            <mrow>
              <mrow>
                <mover accent="true">
                  <msubsup>
                    <mi>u</mi>
                    <mi>x</mi>
                    <mi>,</mi>
                  </msubsup>
                  <mo stretchy="false">̂</mo>
                </mover>
                <mo stretchy="false">&lt;</mo>
                <mn>0</mn>
              </mrow>
            </mrow>
          </mtd>
          <mtd>
            <mrow>
              <mrow>
                <mover accent="true">
                  <msubsup>
                    <mi>u</mi>
                    <mi>y</mi>
                    <mi>,</mi>
                  </msubsup>
                  <mo stretchy="false">̂</mo>
                </mover>
                <mo stretchy="false">&gt;</mo>
                <mn>0</mn>
              </mrow>
            </mrow>
          </mtd>
        </mtr>
      </mtable>
    </mrow>
    <annotation encoding="StarMath 5.0">alignl matrix
{ α ~=~ tan^-1(hat u^,_x/hat u^,_y)
 # hat u^,_x &gt; 0
 # hat u^,_y &gt; 0
## β ~=~ π - α
     ~=~ π - tan^-1(hat u^,_x/-hat u^,_y)
     ~=~ π + tan^-1(hat u^,_x/hat u^,_y)
 # hat u^,_x &gt; 0
 # hat u^,_y &lt; 0
## γ ~=~ -β
     ~=~ -π - tan^-1(-hat u^,_x/hat u^,_y)
     ~=~ -π + tan^-1(hat u^,_x/hat u^,_y)
 # hat u^,_x &lt; 0
 # hat u^,_y &lt; 0
## δ ~=~ -α
     ~=~ -tan^-1(-hat u^,_x/hat u^,_y)
     ~=~ tan^-1(hat u^,_x/hat u^,_y)
 # hat u^,_x &lt; 0
 # hat u^,_y &gt; 0
}</annotation>
  </semantics>
</math>
</file>

<file path=Object 36/content.xml><?xml version="1.0" encoding="utf-8"?>
<math xmlns="http://www.w3.org/1998/Math/MathML">
  <semantics>
    <mrow>
      <mrow>
        <mover accent="true">
          <msup>
            <mi>u</mi>
            <mi>,</mi>
          </msup>
          <mo stretchy="false">̂</mo>
        </mover>
        <mo stretchy="false">−</mo>
        <mrow>
          <mo stretchy="false">(</mo>
          <mrow>
            <msup>
              <mi>u</mi>
              <mi>,</mi>
            </msup>
            <mover accent="true">
              <mover accent="true">
                <msub>
                  <mi>e</mi>
                  <mi>z</mi>
                </msub>
                <mo stretchy="false">̂</mo>
              </mover>
              <mo stretchy="false">˙</mo>
            </mover>
          </mrow>
          <mo stretchy="false">)</mo>
        </mrow>
      </mrow>
      <mover accent="true">
        <msub>
          <mi>e</mi>
          <mi>z</mi>
        </msub>
        <mo stretchy="false">̂</mo>
      </mover>
      <mtext>.</mtext>
    </mrow>
    <annotation encoding="StarMath 5.0">hat u^, - (u^, dot hat e_z) hat e_z "."</annotation>
  </semantics>
</math>
</file>

<file path=Object 37/content.xml><?xml version="1.0" encoding="utf-8"?>
<math xmlns="http://www.w3.org/1998/Math/MathML">
  <semantics>
    <mrow>
      <mrow>
        <mover accent="true">
          <msup>
            <mi>u</mi>
            <mi>,</mi>
          </msup>
          <mo stretchy="false">̂</mo>
        </mover>
        <mo stretchy="false">−</mo>
        <mrow>
          <mo stretchy="false">(</mo>
          <mrow>
            <msup>
              <mi>u</mi>
              <mi>,</mi>
            </msup>
            <mover accent="true">
              <mover accent="true">
                <msub>
                  <mi>e</mi>
                  <mi>y</mi>
                </msub>
                <mo stretchy="false">̂</mo>
              </mover>
              <mo stretchy="false">˙</mo>
            </mover>
          </mrow>
          <mo stretchy="false">)</mo>
        </mrow>
      </mrow>
      <mover accent="true">
        <msub>
          <mi>e</mi>
          <mi>y</mi>
        </msub>
        <mo stretchy="false">̂</mo>
      </mover>
      <mtext>.</mtext>
    </mrow>
    <annotation encoding="StarMath 5.0">hat u^, - (u^, dot hat e_y) hat e_y "."</annotation>
  </semantics>
</math>
</file>

<file path=Object 4/content.xml><?xml version="1.0" encoding="utf-8"?>
<math xmlns="http://www.w3.org/1998/Math/MathML">
  <semantics>
    <mrow>
      <mover accent="true">
        <msub>
          <mi>u</mi>
          <mi>z</mi>
        </msub>
        <mo stretchy="false">̂</mo>
      </mover>
    </mrow>
    <annotation encoding="StarMath 5.0">hat u_z</annotation>
  </semantics>
</math>
</file>

<file path=Object 5/content.xml><?xml version="1.0" encoding="utf-8"?>
<math xmlns="http://www.w3.org/1998/Math/MathML">
  <semantics>
    <mrow>
      <mrow>
        <mtext/>
        <mo stretchy="false">&lt;</mo>
        <mn>0</mn>
      </mrow>
    </mrow>
    <annotation encoding="StarMath 5.0">"" &lt; 0</annotation>
  </semantics>
</math>
</file>

<file path=Object 6/content.xml><?xml version="1.0" encoding="utf-8"?>
<math xmlns="http://www.w3.org/1998/Math/MathML">
  <semantics>
    <mrow>
      <mover accent="true">
        <msub>
          <mi>u</mi>
          <mi>y</mi>
        </msub>
        <mo stretchy="false">̂</mo>
      </mover>
    </mrow>
    <annotation encoding="StarMath 5.0">hat u_y</annotation>
  </semantics>
</math>
</file>

<file path=Object 7/content.xml><?xml version="1.0" encoding="utf-8"?>
<math xmlns="http://www.w3.org/1998/Math/MathML">
  <semantics>
    <mrow>
      <mrow>
        <mtext/>
        <mo stretchy="false">&lt;</mo>
        <mn>0</mn>
      </mrow>
    </mrow>
    <annotation encoding="StarMath 5.0">"" &lt; 0</annotation>
  </semantics>
</math>
</file>

<file path=Object 8/content.xml><?xml version="1.0" encoding="utf-8"?>
<math xmlns="http://www.w3.org/1998/Math/MathML">
  <semantics>
    <mrow>
      <mrow>
        <mtext/>
        <mo stretchy="false">&gt;</mo>
        <mn>0</mn>
      </mrow>
    </mrow>
    <annotation encoding="StarMath 5.0">"" &gt; 0</annotation>
  </semantics>
</math>
</file>

<file path=Object 9/content.xml><?xml version="1.0" encoding="utf-8"?>
<math xmlns="http://www.w3.org/1998/Math/MathML">
  <semantics>
    <mrow>
      <mtable>
        <mtr>
          <mtd>
            <mrow>
              <mi>α</mi>
              <mrow>
                <mi/>
                <mo stretchy="false">=</mo>
                <mrow>
                  <mi/>
                  <mo stretchy="false">−</mo>
                  <mi>δ</mi>
                </mrow>
              </mrow>
              <mrow>
                <mi/>
                <mo stretchy="false">=</mo>
                <mrow>
                  <mi/>
                  <mo stretchy="false">−</mo>
                  <msup>
                    <mi>tan</mi>
                    <mrow>
                      <mo stretchy="false">−</mo>
                      <mn>1</mn>
                    </mrow>
                  </msup>
                </mrow>
              </mrow>
              <mrow>
                <mo stretchy="false">(</mo>
                <mrow>
                  <mrow>
                    <mrow>
                      <mo stretchy="false">−</mo>
                      <mover accent="true">
                        <msubsup>
                          <mi>u</mi>
                          <mi>z</mi>
                          <mi>,</mi>
                        </msubsup>
                        <mo stretchy="false">̂</mo>
                      </mover>
                    </mrow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  <mrow>
                <mi/>
                <mo stretchy="false">=</mo>
                <mi/>
              </mrow>
              <msup>
                <mi>tan</mi>
                <mrow>
                  <mo stretchy="false">−</mo>
                  <mn>1</mn>
                </mrow>
              </msup>
              <mrow>
                <mo stretchy="false">(</mo>
                <mrow>
                  <mrow>
                    <mover accent="true">
                      <msubsup>
                        <mi>u</mi>
                        <mi>z</mi>
                        <mi>,</mi>
                      </msubsup>
                      <mo stretchy="false">̂</mo>
                    </mover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</mrow>
          </mtd>
          <mtd>
            <mrow>
              <mrow>
                <mover accent="true">
                  <msubsup>
                    <mi>u</mi>
                    <mi>y</mi>
                    <mi>,</mi>
                  </msubsup>
                  <mo stretchy="false">̂</mo>
                </mover>
                <mo stretchy="false">&gt;</mo>
                <mn>0</mn>
              </mrow>
            </mrow>
          </mtd>
          <mtd>
            <mrow>
              <mrow>
                <mover accent="true">
                  <msubsup>
                    <mi>u</mi>
                    <mi>z</mi>
                    <mi>,</mi>
                  </msubsup>
                  <mo stretchy="false">̂</mo>
                </mover>
                <mo stretchy="false">&lt;</mo>
                <mn>0</mn>
              </mrow>
            </mrow>
          </mtd>
        </mtr>
        <mtr>
          <mtd>
            <mrow>
              <mi>β</mi>
              <mrow>
                <mi/>
                <mo stretchy="false">=</mo>
                <mrow>
                  <mi/>
                  <mo stretchy="false">−</mo>
                  <mi>γ</mi>
                </mrow>
              </mrow>
              <mrow>
                <mi/>
                <mo stretchy="false">=</mo>
                <mrow>
                  <mrow>
                    <mi/>
                    <mo stretchy="false">−</mo>
                    <mi>π</mi>
                  </mrow>
                  <mo stretchy="false">−</mo>
                  <msup>
                    <mi>tan</mi>
                    <mrow>
                      <mo stretchy="false">−</mo>
                      <mn>1</mn>
                    </mrow>
                  </msup>
                </mrow>
              </mrow>
              <mrow>
                <mo stretchy="false">(</mo>
                <mrow>
                  <mrow>
                    <mrow>
                      <mo stretchy="false">−</mo>
                      <mover accent="true">
                        <msubsup>
                          <mi>u</mi>
                          <mi>z</mi>
                          <mi>,</mi>
                        </msubsup>
                        <mo stretchy="false">̂</mo>
                      </mover>
                    </mrow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  <mrow>
                <mi/>
                <mo stretchy="false">=</mo>
                <mrow>
                  <mrow>
                    <mi/>
                    <mo stretchy="false">−</mo>
                    <mi>π</mi>
                  </mrow>
                  <mo stretchy="false">+</mo>
                  <msup>
                    <mi>tan</mi>
                    <mrow>
                      <mo stretchy="false">−</mo>
                      <mn>1</mn>
                    </mrow>
                  </msup>
                </mrow>
              </mrow>
              <mrow>
                <mo stretchy="false">(</mo>
                <mrow>
                  <mrow>
                    <mover accent="true">
                      <msubsup>
                        <mi>u</mi>
                        <mi>z</mi>
                        <mi>,</mi>
                      </msubsup>
                      <mo stretchy="false">̂</mo>
                    </mover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</mrow>
          </mtd>
          <mtd>
            <mrow>
              <mrow>
                <mover accent="true">
                  <msubsup>
                    <mi>u</mi>
                    <mi>y</mi>
                    <mi>,</mi>
                  </msubsup>
                  <mo stretchy="false">̂</mo>
                </mover>
                <mo stretchy="false">&lt;</mo>
                <mn>0</mn>
              </mrow>
            </mrow>
          </mtd>
          <mtd>
            <mrow>
              <mrow>
                <mover accent="true">
                  <msubsup>
                    <mi>u</mi>
                    <mi>z</mi>
                    <mi>,</mi>
                  </msubsup>
                  <mo stretchy="false">̂</mo>
                </mover>
                <mo stretchy="false">&lt;</mo>
                <mn>0</mn>
              </mrow>
            </mrow>
          </mtd>
        </mtr>
        <mtr>
          <mtd>
            <mrow>
              <mi>γ</mi>
              <mrow>
                <mi/>
                <mo stretchy="false">=</mo>
                <mi/>
              </mrow>
              <mrow>
                <mi>π</mi>
                <mo stretchy="false">−</mo>
                <mi>δ</mi>
              </mrow>
              <mrow>
                <mi/>
                <mo stretchy="false">=</mo>
                <mi/>
              </mrow>
              <mrow>
                <mi>π</mi>
                <mo stretchy="false">−</mo>
                <msup>
                  <mi>tan</mi>
                  <mrow>
                    <mo stretchy="false">−</mo>
                    <mn>1</mn>
                  </mrow>
                </msup>
              </mrow>
              <mrow>
                <mo stretchy="false">(</mo>
                <mrow>
                  <mrow>
                    <mover accent="true">
                      <msubsup>
                        <mi>u</mi>
                        <mi>z</mi>
                        <mi>,</mi>
                      </msubsup>
                      <mo stretchy="false">̂</mo>
                    </mover>
                    <mo stretchy="false">/</mo>
                    <mrow>
                      <mo stretchy="false">−</mo>
                      <mover accent="true">
                        <msubsup>
                          <mi>u</mi>
                          <mi>y</mi>
                          <mi>,</mi>
                        </msubsup>
                        <mo stretchy="false">̂</mo>
                      </mover>
                    </mrow>
                  </mrow>
                </mrow>
                <mo stretchy="false">)</mo>
              </mrow>
              <mrow>
                <mi/>
                <mo stretchy="false">=</mo>
                <mi/>
              </mrow>
              <mrow>
                <mi>π</mi>
                <mo stretchy="false">+</mo>
                <msup>
                  <mi>tan</mi>
                  <mrow>
                    <mo stretchy="false">−</mo>
                    <mn>1</mn>
                  </mrow>
                </msup>
              </mrow>
              <mrow>
                <mo stretchy="false">(</mo>
                <mrow>
                  <mrow>
                    <mover accent="true">
                      <msubsup>
                        <mi>u</mi>
                        <mi>z</mi>
                        <mi>,</mi>
                      </msubsup>
                      <mo stretchy="false">̂</mo>
                    </mover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</mrow>
          </mtd>
          <mtd>
            <mrow>
              <mrow>
                <mover accent="true">
                  <msubsup>
                    <mi>u</mi>
                    <mi>y</mi>
                    <mi>,</mi>
                  </msubsup>
                  <mo stretchy="false">̂</mo>
                </mover>
                <mo stretchy="false">&lt;</mo>
                <mn>0</mn>
              </mrow>
            </mrow>
          </mtd>
          <mtd>
            <mrow>
              <mrow>
                <mover accent="true">
                  <msubsup>
                    <mi>u</mi>
                    <mi>z</mi>
                    <mi>,</mi>
                  </msubsup>
                  <mo stretchy="false">̂</mo>
                </mover>
                <mo stretchy="false">&gt;</mo>
                <mn>0</mn>
              </mrow>
            </mrow>
          </mtd>
        </mtr>
        <mtr>
          <mtd>
            <mrow>
              <mi>δ</mi>
              <mrow>
                <mi/>
                <mo stretchy="false">=</mo>
                <mi/>
              </mrow>
              <msup>
                <mi>tan</mi>
                <mrow>
                  <mo stretchy="false">−</mo>
                  <mn>1</mn>
                </mrow>
              </msup>
              <mrow>
                <mo stretchy="false">(</mo>
                <mrow>
                  <mrow>
                    <mover accent="true">
                      <msubsup>
                        <mi>u</mi>
                        <mi>z</mi>
                        <mi>,</mi>
                      </msubsup>
                      <mo stretchy="false">̂</mo>
                    </mover>
                    <mo stretchy="false">/</mo>
                    <mover accent="true">
                      <msubsup>
                        <mi>u</mi>
                        <mi>y</mi>
                        <mi>,</mi>
                      </msubsup>
                      <mo stretchy="false">̂</mo>
                    </mover>
                  </mrow>
                </mrow>
                <mo stretchy="false">)</mo>
              </mrow>
            </mrow>
          </mtd>
          <mtd>
            <mrow>
              <mrow>
                <mover accent="true">
                  <msubsup>
                    <mi>u</mi>
                    <mi>y</mi>
                    <mi>,</mi>
                  </msubsup>
                  <mo stretchy="false">̂</mo>
                </mover>
                <mo stretchy="false">&gt;</mo>
                <mn>0</mn>
              </mrow>
            </mrow>
          </mtd>
          <mtd>
            <mrow>
              <mrow>
                <mover accent="true">
                  <msubsup>
                    <mi>u</mi>
                    <mi>z</mi>
                    <mi>,</mi>
                  </msubsup>
                  <mo stretchy="false">̂</mo>
                </mover>
                <mo stretchy="false">&gt;</mo>
                <mn>0</mn>
              </mrow>
            </mrow>
          </mtd>
        </mtr>
      </mtable>
    </mrow>
    <annotation encoding="StarMath 5.0">alignl matrix
{ α ~=~ -δ
    ~=~ -tan^-1( -hat u^,_z / hat u^,_y )
    ~=~ tan^-1( hat u^,_z / hat u^,_y )
 # hat u^,_y &gt; 0
 # hat u^,_z &lt; 0
## β ~=~ -γ
     ~=~ -π - tan^-1( -hat u^,_z / hat u^,_y )
     ~=~ -π + tan^-1( hat u^,_z / hat u^,_y )
 # hat u^,_y &lt; 0
 # hat u^,_z &lt; 0
## γ ~=~ π - δ
     ~=~ π - tan^-1( hat u^,_z / -hat u^,_y )
     ~=~ π + tan^-1( hat u^,_z / hat u^,_y )
 # hat u^,_y &lt; 0
 # hat u^,_z &gt; 0
## δ ~=~ tan^-1( hat u^,_z / hat u^,_y )
 # hat u^,_y &gt; 0
 # hat u^,_z &gt; 0
}</annotation>
  </semantics>
</math>
</file>